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alibri" style:font-name-complex="Calibri" fo:language="fr" fo:country="FR"/>
    </style:style>
    <style:style style:name="P2" style:parent-style-name="Standard" style:family="paragraph">
      <style:paragraph-properties fo:text-align="justify"/>
      <style:text-properties style:font-name="Calibri" style:font-name-complex="Calibri" fo:language="fr" fo:country="FR"/>
    </style:style>
    <style:style style:name="P3" style:parent-style-name="Standard" style:family="paragraph">
      <style:paragraph-properties fo:text-align="justify"/>
      <style:text-properties style:font-name="Calibri" style:font-name-complex="Calibri" fo:language="fr" fo:country="FR"/>
    </style:style>
    <style:style style:name="P4" style:parent-style-name="Standard" style:family="paragraph">
      <style:paragraph-properties fo:text-align="justify"/>
      <style:text-properties style:font-name="Calibri" style:font-name-complex="Calibri" fo:language="fr" fo:country="FR"/>
    </style:style>
    <style:style style:name="P5" style:parent-style-name="Standard" style:family="paragraph">
      <style:paragraph-properties fo:text-align="justify"/>
      <style:text-properties style:font-name="Calibri" style:font-name-complex="Calibri" fo:language="fr" fo:country="FR"/>
    </style:style>
    <style:style style:name="P6" style:parent-style-name="Standard" style:family="paragraph">
      <style:paragraph-properties fo:text-align="justify"/>
      <style:text-properties style:font-name="Calibri" style:font-name-complex="Calibri" fo:language="fr" fo:country="FR"/>
    </style:style>
    <style:style style:name="P7" style:parent-style-name="Standard" style:family="paragraph">
      <style:paragraph-properties fo:text-align="justify"/>
      <style:text-properties style:font-name="Calibri" style:font-name-complex="Calibri" fo:language="fr" fo:country="FR"/>
    </style:style>
    <style:style style:name="P8" style:parent-style-name="Standard" style:family="paragraph">
      <style:paragraph-properties fo:text-align="justify"/>
      <style:text-properties style:font-name="Calibri" style:font-name-complex="Calibri" fo:language="fr" fo:country="FR"/>
    </style:style>
    <style:style style:name="P9" style:parent-style-name="Standard" style:family="paragraph">
      <style:paragraph-properties fo:text-align="justify"/>
      <style:text-properties style:font-name="Calibri" style:font-name-complex="Calibri" fo:language="fr" fo:country="FR"/>
    </style:style>
    <style:style style:name="P10" style:parent-style-name="Standard" style:family="paragraph">
      <style:paragraph-properties fo:text-align="justify"/>
      <style:text-properties style:font-name="Calibri" style:font-name-complex="Calibri" fo:language="fr" fo:country="FR"/>
    </style:style>
    <style:style style:name="P11" style:parent-style-name="Standard" style:family="paragraph">
      <style:paragraph-properties fo:text-align="justify"/>
      <style:text-properties style:font-name="Calibri" style:font-name-complex="Calibri" fo:language="fr" fo:country="FR"/>
    </style:style>
    <style:style style:name="P12" style:parent-style-name="Standard" style:family="paragraph">
      <style:paragraph-properties fo:text-align="justify"/>
      <style:text-properties style:font-name="Calibri" style:font-name-complex="Calibri"/>
    </style:style>
    <style:style style:name="P13" style:parent-style-name="Standard" style:family="paragraph">
      <style:paragraph-properties fo:text-align="justify"/>
      <style:text-properties style:font-name="Calibri" style:font-name-complex="Calibri"/>
    </style:style>
    <style:style style:name="P14"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15" style:parent-style-name="Standard" style:family="paragraph">
      <style:paragraph-properties fo:text-align="justify"/>
      <style:text-properties style:font-name="Calibri" style:font-name-complex="Calibri" fo:language="fr" fo:country="FR"/>
    </style:style>
    <style:style style:name="P16" style:parent-style-name="Standard" style:family="paragraph">
      <style:paragraph-properties fo:text-align="justify"/>
      <style:text-properties style:font-name="Calibri" style:font-name-complex="Calibri" fo:language="fr" fo:country="FR"/>
    </style:style>
    <style:style style:name="P17" style:parent-style-name="Standard" style:family="paragraph">
      <style:paragraph-properties fo:text-align="justify"/>
      <style:text-properties style:font-name="Calibri" style:font-name-complex="Calibri"/>
    </style:style>
    <style:style style:name="P18" style:parent-style-name="Standard" style:family="paragraph">
      <style:paragraph-properties fo:text-align="justify"/>
      <style:text-properties style:font-name="Calibri" style:font-name-complex="Calibri"/>
    </style:style>
    <style:style style:name="P19" style:parent-style-name="Standard" style:family="paragraph">
      <style:paragraph-properties fo:text-align="justify"/>
      <style:text-properties style:font-name="Calibri" style:font-name-complex="Calibri"/>
    </style:style>
    <style:style style:name="P20" style:parent-style-name="Standard" style:family="paragraph">
      <style:paragraph-properties fo:text-align="justify"/>
      <style:text-properties style:font-name="Calibri" style:font-name-complex="Calibri"/>
    </style:style>
    <style:style style:name="P21" style:parent-style-name="Standard" style:family="paragraph">
      <style:paragraph-properties fo:text-align="justify"/>
      <style:text-properties style:font-name="Calibri" style:font-name-complex="Calibri"/>
    </style:style>
    <style:style style:name="P22" style:parent-style-name="Standard" style:family="paragraph">
      <style:paragraph-properties fo:text-align="justify"/>
      <style:text-properties style:font-name="Calibri" style:font-name-complex="Calibri"/>
    </style:style>
    <style:style style:name="P23" style:parent-style-name="Standard" style:family="paragraph">
      <style:paragraph-properties fo:text-align="justify"/>
      <style:text-properties style:font-name="Calibri" style:font-name-complex="Calibri"/>
    </style:style>
    <style:style style:name="P24" style:parent-style-name="Standard" style:family="paragraph">
      <style:paragraph-properties fo:text-align="justify"/>
      <style:text-properties style:font-name="Calibri" style:font-name-complex="Calibri"/>
    </style:style>
    <style:style style:name="P25" style:parent-style-name="Standard" style:family="paragraph">
      <style:paragraph-properties fo:text-align="justify"/>
    </style:style>
    <style:style style:name="T26" style:parent-style-name="Policepardéfaut" style:family="text">
      <style:text-properties style:font-name="Calibri" style:font-name-complex="Calibri" fo:language="fr" fo:country="FR"/>
    </style:style>
    <style:style style:name="P27" style:parent-style-name="Standard" style:family="paragraph">
      <style:paragraph-properties fo:text-align="justify"/>
    </style:style>
    <style:style style:name="T28" style:parent-style-name="Policepardéfaut" style:family="text">
      <style:text-properties style:font-name="Calibri" style:font-name-complex="Calibri" fo:language="fr" fo:country="FR"/>
    </style:style>
    <style:style style:name="P29" style:parent-style-name="Standard" style:family="paragraph">
      <style:paragraph-properties fo:text-align="justify"/>
      <style:text-properties style:font-name="Calibri" style:font-name-complex="Calibri"/>
    </style:style>
    <style:style style:name="P30"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31" style:parent-style-name="Standard" style:family="paragraph">
      <style:paragraph-properties fo:text-align="justify"/>
      <style:text-properties style:font-name="Calibri" style:font-name-complex="Calibri" fo:language="en" fo:country="GB"/>
    </style:style>
    <style:style style:name="P32" style:parent-style-name="Standard" style:family="paragraph">
      <style:paragraph-properties fo:text-align="justify"/>
      <style:text-properties style:font-name="Calibri" style:font-name-complex="Calibri" fo:language="fr" fo:country="FR"/>
    </style:style>
    <style:style style:name="P33" style:parent-style-name="Standard" style:family="paragraph">
      <style:paragraph-properties fo:text-align="justify"/>
      <style:text-properties style:font-name="Calibri" style:font-name-complex="Calibri" fo:language="fr" fo:country="FR"/>
    </style:style>
    <style:style style:name="P34" style:parent-style-name="Standard" style:family="paragraph">
      <style:paragraph-properties fo:text-align="justify"/>
      <style:text-properties style:font-name="Calibri" style:font-name-complex="Calibri" fo:language="fr" fo:country="FR"/>
    </style:style>
    <style:style style:name="P35" style:parent-style-name="Standard" style:family="paragraph">
      <style:paragraph-properties fo:text-align="justify"/>
      <style:text-properties style:font-name="Calibri" style:font-name-complex="Calibri" fo:language="fr" fo:country="FR"/>
    </style:style>
    <style:style style:name="P36" style:parent-style-name="Standard" style:family="paragraph">
      <style:paragraph-properties fo:text-align="justify"/>
      <style:text-properties style:font-name="Calibri" style:font-name-complex="Calibri" fo:language="fr" fo:country="FR"/>
    </style:style>
    <style:style style:name="P37" style:parent-style-name="Standard" style:family="paragraph">
      <style:paragraph-properties fo:text-align="justify"/>
      <style:text-properties style:font-name="Calibri" style:font-name-complex="Calibri" fo:language="fr" fo:country="FR"/>
    </style:style>
    <style:style style:name="P38" style:parent-style-name="Standard" style:family="paragraph">
      <style:paragraph-properties fo:text-align="justify"/>
      <style:text-properties style:font-name="Calibri" style:font-name-complex="Calibri" fo:language="fr" fo:country="FR"/>
    </style:style>
    <style:style style:name="P39" style:parent-style-name="Standard" style:family="paragraph">
      <style:paragraph-properties fo:text-align="justify"/>
      <style:text-properties style:font-name="Calibri" style:font-name-complex="Calibri" fo:language="fr" fo:country="FR"/>
    </style:style>
    <style:style style:name="P40" style:parent-style-name="Standard" style:family="paragraph">
      <style:paragraph-properties fo:text-align="justify"/>
      <style:text-properties style:font-name="Calibri" style:font-name-complex="Calibri" fo:language="fr" fo:country="FR"/>
    </style:style>
    <style:style style:name="P41" style:parent-style-name="Standard" style:family="paragraph">
      <style:paragraph-properties fo:text-align="justify"/>
      <style:text-properties style:font-name="Calibri" style:font-name-complex="Calibri"/>
    </style:style>
    <style:style style:name="P42" style:parent-style-name="Standard" style:family="paragraph">
      <style:paragraph-properties fo:text-align="justify"/>
      <style:text-properties style:font-name="Calibri" style:font-name-complex="Calibri"/>
    </style:style>
    <style:style style:name="P43" style:parent-style-name="Standard" style:family="paragraph">
      <style:paragraph-properties fo:text-align="justify"/>
      <style:text-properties style:font-name="Calibri" style:font-name-complex="Calibri"/>
    </style:style>
    <style:style style:name="P44" style:parent-style-name="Standard" style:family="paragraph">
      <style:paragraph-properties fo:text-align="justify"/>
      <style:text-properties style:font-name="Calibri" style:font-name-complex="Calibri"/>
    </style:style>
    <style:style style:name="P45" style:parent-style-name="Standard" style:family="paragraph">
      <style:paragraph-properties fo:text-align="justify"/>
      <style:text-properties style:font-name="Calibri" style:font-name-complex="Calibri"/>
    </style:style>
    <style:style style:name="P46" style:parent-style-name="Standard" style:family="paragraph">
      <style:paragraph-properties fo:text-align="justify"/>
      <style:text-properties style:font-name="Calibri" style:font-name-complex="Calibri"/>
    </style:style>
    <style:style style:name="P47" style:parent-style-name="Standard" style:family="paragraph">
      <style:paragraph-properties fo:text-align="justify"/>
      <style:text-properties style:font-name="Calibri" style:font-name-complex="Calibri"/>
    </style:style>
    <style:style style:name="P48" style:parent-style-name="Standard" style:family="paragraph">
      <style:paragraph-properties fo:text-align="justify"/>
      <style:text-properties style:font-name="Calibri" style:font-name-complex="Calibri"/>
    </style:style>
    <style:style style:name="P49" style:parent-style-name="Standard" style:family="paragraph">
      <style:paragraph-properties fo:text-align="justify"/>
      <style:text-properties style:font-name="Calibri" style:font-name-complex="Calibri"/>
    </style:style>
    <style:style style:name="P50" style:parent-style-name="Standard" style:family="paragraph">
      <style:paragraph-properties fo:text-align="justify"/>
      <style:text-properties style:font-name="Calibri" style:font-name-complex="Calibri"/>
    </style:style>
    <style:style style:name="P51" style:parent-style-name="Standard" style:family="paragraph">
      <style:paragraph-properties fo:text-align="justify"/>
      <style:text-properties style:font-name="Calibri" style:font-name-complex="Calibri"/>
    </style:style>
    <style:style style:name="P52" style:parent-style-name="Standard" style:family="paragraph">
      <style:paragraph-properties fo:text-align="justify"/>
      <style:text-properties style:font-name="Calibri" style:font-name-complex="Calibri"/>
    </style:style>
    <style:style style:name="P53" style:parent-style-name="Standard" style:family="paragraph">
      <style:paragraph-properties fo:text-align="justify"/>
      <style:text-properties style:font-name="Calibri" style:font-name-complex="Calibri"/>
    </style:style>
    <style:style style:name="P54" style:parent-style-name="Standard" style:family="paragraph">
      <style:paragraph-properties fo:text-align="justify"/>
      <style:text-properties style:font-name="Calibri" style:font-name-complex="Calibri"/>
    </style:style>
    <style:style style:name="P55" style:parent-style-name="Standard" style:family="paragraph">
      <style:paragraph-properties fo:text-align="justify"/>
      <style:text-properties style:font-name="Calibri" style:font-name-complex="Calibri"/>
    </style:style>
    <style:style style:name="P56" style:parent-style-name="Standard" style:family="paragraph">
      <style:paragraph-properties fo:text-align="justify"/>
      <style:text-properties style:font-name="Calibri" style:font-name-complex="Calibri"/>
    </style:style>
    <style:style style:name="P57" style:parent-style-name="Standard" style:family="paragraph">
      <style:paragraph-properties fo:text-align="justify"/>
      <style:text-properties style:font-name="Calibri" style:font-name-complex="Calibri"/>
    </style:style>
    <style:style style:name="P58"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59"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60" style:parent-style-name="Standard" style:family="paragraph">
      <style:paragraph-properties fo:text-align="justify"/>
      <style:text-properties style:font-name="Calibri" style:font-name-complex="Calibri"/>
    </style:style>
    <style:style style:name="P61" style:parent-style-name="Standard" style:family="paragraph">
      <style:paragraph-properties fo:text-align="justify"/>
      <style:text-properties style:font-name="Calibri" style:font-name-complex="Calibri"/>
    </style:style>
    <style:style style:name="P62" style:parent-style-name="Standard" style:family="paragraph">
      <style:paragraph-properties fo:text-align="justify"/>
      <style:text-properties style:font-name="Calibri" style:font-name-complex="Calibri"/>
    </style:style>
    <style:style style:name="P63"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64" style:parent-style-name="Standard" style:family="paragraph">
      <style:paragraph-properties fo:text-align="justify"/>
      <style:text-properties style:font-name="Calibri" style:font-name-complex="Calibri"/>
    </style:style>
    <style:style style:name="P65" style:parent-style-name="Standard" style:family="paragraph">
      <style:paragraph-properties fo:text-align="justify"/>
      <style:text-properties style:font-name="Calibri" style:font-name-complex="Calibri"/>
    </style:style>
    <style:style style:name="P66" style:parent-style-name="Standard" style:family="paragraph">
      <style:paragraph-properties fo:text-align="justify"/>
      <style:text-properties style:font-name="Calibri" style:font-name-complex="Calibri"/>
    </style:style>
    <style:style style:name="P67" style:parent-style-name="Standard" style:family="paragraph">
      <style:paragraph-properties fo:text-align="justify"/>
      <style:text-properties style:font-name="Calibri" style:font-name-complex="Calibri" fo:language="fr" fo:country="FR"/>
    </style:style>
    <style:style style:name="P68" style:parent-style-name="Standard" style:family="paragraph">
      <style:paragraph-properties fo:text-align="justify"/>
      <style:text-properties style:font-name="Calibri" style:font-name-complex="Calibri" fo:language="fr" fo:country="FR"/>
    </style:style>
    <style:style style:name="P69" style:parent-style-name="Standard" style:family="paragraph">
      <style:paragraph-properties fo:text-align="justify"/>
      <style:text-properties style:font-name="Calibri" style:font-name-complex="Calibri" fo:language="fr" fo:country="FR"/>
    </style:style>
    <style:style style:name="P70" style:parent-style-name="Standard" style:family="paragraph">
      <style:paragraph-properties fo:text-align="justify"/>
      <style:text-properties style:font-name="Calibri" style:font-name-complex="Calibri" fo:language="fr" fo:country="FR"/>
    </style:style>
    <style:style style:name="P71" style:parent-style-name="Standard" style:family="paragraph">
      <style:paragraph-properties fo:text-align="justify"/>
      <style:text-properties style:font-name="Calibri" style:font-name-complex="Calibri" fo:language="fr" fo:country="FR"/>
    </style:style>
    <style:style style:name="P72" style:parent-style-name="Standard" style:family="paragraph">
      <style:paragraph-properties fo:text-align="justify"/>
      <style:text-properties style:font-name="Calibri" style:font-name-complex="Calibri" fo:language="fr" fo:country="FR"/>
    </style:style>
    <style:style style:name="P73" style:parent-style-name="Standard" style:family="paragraph">
      <style:paragraph-properties fo:text-align="justify"/>
      <style:text-properties style:font-name="Calibri" style:font-name-complex="Calibri" fo:language="fr" fo:country="FR"/>
    </style:style>
    <style:style style:name="P74"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75" style:parent-style-name="Paragraphedeliste" style:family="paragraph">
      <style:paragraph-properties fo:widows="2" fo:orphans="2" fo:text-align="justify" style:vertical-align="auto"/>
      <style:text-properties style:font-name="Calibri" style:font-name-asian="Times New Roman" style:font-name-complex="Calibri" style:letter-kerning="false" fo:font-size="10pt" style:font-size-asian="10pt" style:font-size-complex="10pt" fo:language="en" fo:country="GB" style:language-complex="ar" style:country-complex="SA" fo:hyphenate="true"/>
    </style:style>
    <style:style style:name="P76" style:parent-style-name="Paragraphedeliste" style:family="paragraph">
      <style:paragraph-properties fo:widows="2" fo:orphans="2" fo:text-align="justify" style:vertical-align="auto"/>
      <style:text-properties style:font-name="Calibri" style:font-name-asian="Times New Roman" style:font-name-complex="Calibri" style:letter-kerning="false" fo:font-size="10pt" style:font-size-asian="10pt" style:font-size-complex="10pt" fo:language="en" fo:country="GB" style:language-complex="ar" style:country-complex="SA" fo:hyphenate="true"/>
    </style:style>
    <style:style style:name="P77" style:parent-style-name="Paragraphedeliste" style:family="paragraph">
      <style:paragraph-properties fo:widows="2" fo:orphans="2" fo:text-align="justify" style:vertical-align="auto"/>
      <style:text-properties style:font-name="Calibri" style:font-name-asian="Times New Roman" style:font-name-complex="Calibri" style:letter-kerning="false" fo:font-size="10pt" style:font-size-asian="10pt" style:font-size-complex="10pt" fo:language="fr" fo:country="FR" style:language-complex="ar" style:country-complex="SA" fo:hyphenate="true"/>
    </style:style>
    <style:style style:name="P78" style:parent-style-name="Standard" style:family="paragraph">
      <style:paragraph-properties fo:text-align="justify"/>
      <style:text-properties style:font-name="Calibri" style:font-name-complex="Calibri" fo:language="fr" fo:country="FR"/>
    </style:style>
    <style:style style:name="P79"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0"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1"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2"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3" style:parent-style-name="Standard" style:family="paragraph">
      <style:paragraph-properties fo:text-align="justify"/>
      <style:text-properties style:font-name="Calibri" style:font-name-complex="Calibri" fo:language="fr" fo:country="FR"/>
    </style:style>
    <style:style style:name="P84" style:parent-style-name="Standard" style:family="paragraph">
      <style:paragraph-properties fo:text-align="justify"/>
      <style:text-properties style:font-name="Calibri" style:font-name-complex="Calibri" fo:language="fr" fo:country="FR"/>
    </style:style>
    <style:style style:name="P85" style:parent-style-name="Standard" style:family="paragraph">
      <style:paragraph-properties fo:text-align="justify"/>
      <style:text-properties style:font-name="Calibri" style:font-name-complex="Calibri" fo:language="fr" fo:country="FR"/>
    </style:style>
    <style:style style:name="P86"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7" style:parent-style-name="Standard" style:family="paragraph">
      <style:paragraph-properties fo:text-align="justify"/>
      <style:text-properties style:font-name="Calibri" style:font-name-complex="Calibri" fo:language="fr" fo:country="FR"/>
    </style:style>
    <style:style style:name="P88"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89" style:parent-style-name="Standard" style:family="paragraph">
      <style:paragraph-properties fo:text-align="justify"/>
      <style:text-properties style:font-name="Calibri" style:font-name-complex="Calibri" fo:language="fr" fo:country="FR"/>
    </style:style>
    <style:style style:name="P90"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91"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92"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93" style:parent-style-name="Standard" style:family="paragraph">
      <style:paragraph-properties fo:text-align="justify"/>
    </style:style>
    <style:style style:name="T94" style:parent-style-name="Policepardéfaut" style:family="text">
      <style:text-properties style:font-name="Calibri" style:font-name-complex="Calibri" fo:font-size="10pt" style:font-size-asian="10pt" style:font-size-complex="10pt" fo:language="en" fo:country="GB"/>
    </style:style>
    <style:style style:name="T95" style:parent-style-name="Policepardéfaut" style:family="text">
      <style:text-properties style:font-name="Calibri" style:font-name-complex="Calibri" fo:font-size="10pt" style:font-size-asian="10pt" style:font-size-complex="10pt" fo:language="en" fo:country="GB"/>
    </style:style>
    <style:style style:name="T96" style:parent-style-name="Policepardéfaut" style:family="text">
      <style:text-properties style:font-name="Calibri" style:font-name-complex="Calibri" fo:font-size="10pt" style:font-size-asian="10pt" style:font-size-complex="10pt"/>
    </style:style>
    <style:style style:name="T97" style:parent-style-name="Policepardéfaut" style:family="text">
      <style:text-properties style:font-name="Calibri" style:font-name-complex="Calibri" fo:font-size="10pt" style:font-size-asian="10pt" style:font-size-complex="10pt"/>
    </style:style>
    <style:style style:name="T98" style:parent-style-name="Policepardéfaut" style:family="text">
      <style:text-properties style:font-name="Calibri" style:font-name-complex="Calibri" fo:font-size="10pt" style:font-size-asian="10pt" style:font-size-complex="10pt"/>
    </style:style>
    <style:style style:name="T99" style:parent-style-name="Lienhypertexte" style:family="text">
      <style:text-properties style:font-name="Calibri" style:font-name-complex="Calibri" fo:font-size="10pt" style:font-size-asian="10pt" style:font-size-complex="10pt"/>
    </style:style>
    <style:style style:name="T100" style:parent-style-name="Policepardéfaut" style:family="text">
      <style:text-properties style:font-name="Calibri" style:font-name-complex="Calibri" fo:font-size="10pt" style:font-size-asian="10pt" style:font-size-complex="10pt"/>
    </style:style>
    <style:style style:name="T101" style:parent-style-name="Lienhypertexte" style:family="text">
      <style:text-properties style:font-name="Calibri" style:font-name-complex="Calibri" fo:font-size="10pt" style:font-size-asian="10pt" style:font-size-complex="10pt"/>
    </style:style>
    <style:style style:name="T102" style:parent-style-name="Policepardéfaut" style:family="text">
      <style:text-properties style:font-name="Calibri" style:font-name-complex="Calibri" fo:font-size="10pt" style:font-size-asian="10pt" style:font-size-complex="10pt"/>
    </style:style>
    <style:style style:name="T103" style:parent-style-name="Policepardéfaut" style:family="text">
      <style:text-properties style:font-name="Calibri" style:font-name-complex="Calibri" fo:font-size="10pt" style:font-size-asian="10pt" style:font-size-complex="10pt"/>
    </style:style>
    <style:style style:name="P104" style:parent-style-name="Standard" style:family="paragraph">
      <style:paragraph-properties fo:text-align="justify"/>
      <style:text-properties style:font-name="Calibri" style:font-name-complex="Calibri"/>
    </style:style>
    <style:style style:name="P105" style:parent-style-name="Standard" style:family="paragraph">
      <style:paragraph-properties fo:text-align="justify"/>
      <style:text-properties style:font-name="Calibri" style:font-name-complex="Calibri" fo:font-size="10pt" style:font-size-asian="10pt" style:font-size-complex="10pt" fo:language="fr" fo:country="FR"/>
    </style:style>
    <style:style style:name="P106" style:parent-style-name="Standard" style:family="paragraph">
      <style:paragraph-properties fo:text-align="justify"/>
      <style:text-properties style:font-name="Calibri" style:font-name-complex="Calibri" fo:language="fr" fo:country="FR"/>
    </style:style>
    <style:style style:name="P107" style:parent-style-name="Standard" style:family="paragraph">
      <style:paragraph-properties fo:text-align="justify"/>
      <style:text-properties style:font-name="Calibri" style:font-name-complex="Calibri" fo:language="fr" fo:country="FR"/>
    </style:style>
    <style:style style:name="P108" style:parent-style-name="Standard" style:family="paragraph">
      <style:paragraph-properties fo:text-align="justify"/>
      <style:text-properties style:font-name="Calibri" style:font-name-complex="Calibri" fo:language="fr" fo:country="FR"/>
    </style:style>
    <style:style style:name="P109" style:parent-style-name="Standard" style:family="paragraph">
      <style:paragraph-properties fo:text-align="justify"/>
      <style:text-properties style:font-name="Calibri" style:font-name-complex="Calibri"/>
    </style:style>
    <style:style style:name="P110" style:parent-style-name="Standard" style:family="paragraph">
      <style:paragraph-properties fo:text-align="justify"/>
    </style:style>
    <style:style style:name="T111" style:parent-style-name="Policepardéfaut" style:family="text">
      <style:text-properties style:font-name="Calibri" style:font-name-complex="Calibri"/>
    </style:style>
    <style:style style:name="T112" style:parent-style-name="Accentuation" style:family="text">
      <style:text-properties style:font-name="Calibri" style:font-name-complex="Calibri"/>
    </style:style>
    <style:style style:name="T113" style:parent-style-name="Policepardéfaut" style:family="text">
      <style:text-properties style:font-name="Calibri" style:font-name-complex="Calibri"/>
    </style:style>
    <style:style style:name="T114" style:parent-style-name="Policepardéfaut" style:family="text">
      <style:text-properties style:font-name="Calibri" style:font-name-complex="Calibri"/>
    </style:style>
    <style:style style:name="P115" style:parent-style-name="Standard" style:family="paragraph">
      <style:paragraph-properties fo:text-align="justify"/>
      <style:text-properties style:font-name="Calibri" style:font-name-complex="Calibri" fo:language="fr" fo:country="FR"/>
    </style:style>
    <style:style style:name="P116" style:parent-style-name="Standard" style:family="paragraph">
      <style:paragraph-properties fo:text-align="justify"/>
      <style:text-properties style:font-name="Calibri" style:font-name-complex="Calibri" fo:language="fr" fo:country="FR"/>
    </style:style>
    <style:style style:name="P117" style:parent-style-name="Standard" style:family="paragraph">
      <style:paragraph-properties fo:text-align="justify"/>
      <style:text-properties style:font-name="Calibri" style:font-name-complex="Calibri"/>
    </style:style>
    <style:style style:name="P118" style:parent-style-name="Standard" style:family="paragraph">
      <style:paragraph-properties fo:text-align="justify"/>
      <style:text-properties style:font-name="Calibri" style:font-name-complex="Calibri"/>
    </style:style>
    <style:style style:name="P119" style:parent-style-name="Standard" style:family="paragraph">
      <style:paragraph-properties fo:text-align="justify"/>
      <style:text-properties style:font-name="Calibri" style:font-name-complex="Calibri" fo:language="fr" fo:country="FR"/>
    </style:style>
    <style:style style:name="P120" style:parent-style-name="Standard" style:family="paragraph">
      <style:paragraph-properties fo:text-align="justify"/>
    </style:style>
    <style:style style:name="T121" style:parent-style-name="Policepardéfaut" style:family="text">
      <style:text-properties style:font-name="Calibri" style:font-name-complex="Calibri" fo:language="fr" fo:country="FR"/>
    </style:style>
    <style:style style:name="T122" style:parent-style-name="Policepardéfaut" style:family="text">
      <style:text-properties style:font-name="Calibri" style:font-name-complex="Calibri" fo:language="fr" fo:country="FR"/>
    </style:style>
    <style:style style:name="T123" style:parent-style-name="Policepardéfaut" style:family="text">
      <style:text-properties style:font-name="Calibri" style:font-name-complex="Calibri"/>
    </style:style>
    <style:style style:name="T124" style:parent-style-name="Policepardéfaut" style:family="text">
      <style:text-properties style:font-name="Calibri" style:font-name-complex="Calibri" fo:language="fr" fo:country="FR"/>
    </style:style>
    <style:style style:name="P125" style:parent-style-name="Standard" style:family="paragraph">
      <style:paragraph-properties fo:text-align="justify"/>
      <style:text-properties style:font-name="Calibri" style:font-name-complex="Calibri" fo:language="fr" fo:country="FR"/>
    </style:style>
    <style:style style:name="P126" style:parent-style-name="Paragraphedeliste" style:family="paragraph">
      <style:paragraph-properties fo:widows="2" fo:orphans="2" style:vertical-align="auto"/>
      <style:text-properties style:font-name="Calibri" style:font-name-asian="Times New Roman" style:font-name-complex="Calibri" style:letter-kerning="false" fo:language="en" fo:country="GB" style:language-complex="ar" style:country-complex="SA" fo:hyphenate="true"/>
    </style:style>
    <style:style style:name="P127" style:parent-style-name="Paragraphedeliste" style:family="paragraph">
      <style:paragraph-properties fo:widows="2" fo:orphans="2" style:vertical-align="auto"/>
      <style:text-properties style:font-name="Calibri" style:font-name-asian="Times New Roman" style:font-name-complex="Calibri" style:letter-kerning="false" fo:language="en" fo:country="GB" style:language-complex="ar" style:country-complex="SA" fo:hyphenate="true"/>
    </style:style>
    <style:style style:name="P128" style:parent-style-name="Standard" style:family="paragraph">
      <style:paragraph-properties fo:text-align="justify"/>
      <style:text-properties style:font-name="Calibri" style:font-name-complex="Calibri" fo:language="fr" fo:country="FR"/>
    </style:style>
    <style:style style:name="P129" style:parent-style-name="Standard" style:family="paragraph">
      <style:paragraph-properties fo:text-align="justify"/>
      <style:text-properties style:font-name="Calibri" style:font-name-complex="Calibri" fo:language="fr" fo:country="FR"/>
    </style:style>
    <style:style style:name="P130" style:parent-style-name="Standard" style:family="paragraph">
      <style:paragraph-properties fo:text-align="justify"/>
      <style:text-properties style:font-name="Calibri" style:font-name-complex="Calibri"/>
    </style:style>
    <style:style style:name="P131" style:parent-style-name="Standard" style:family="paragraph">
      <style:paragraph-properties fo:text-align="justify"/>
      <style:text-properties style:font-name="Calibri" style:font-name-complex="Calibri"/>
    </style:style>
    <style:style style:name="P132" style:parent-style-name="Standard" style:family="paragraph">
      <style:paragraph-properties fo:text-align="justify"/>
      <style:text-properties style:font-name="Calibri" style:font-name-complex="Calibri" fo:language="fr" fo:country="FR"/>
    </style:style>
    <style:style style:name="P133" style:parent-style-name="Standard" style:family="paragraph">
      <style:paragraph-properties fo:text-align="justify"/>
      <style:text-properties style:font-name="Calibri" style:font-name-complex="Calibri" fo:language="fr" fo:country="FR"/>
    </style:style>
    <style:style style:name="P134" style:parent-style-name="Standard" style:family="paragraph">
      <style:paragraph-properties fo:text-align="justify"/>
      <style:text-properties style:font-name="Calibri" style:font-name-complex="Calibri" fo:language="fr" fo:country="FR"/>
    </style:style>
    <style:style style:name="P135" style:parent-style-name="Standard" style:family="paragraph">
      <style:paragraph-properties fo:text-align="justify"/>
      <style:text-properties style:font-name="Calibri" style:font-name-complex="Calibri" fo:language="fr" fo:country="FR"/>
    </style:style>
    <style:style style:name="P136" style:parent-style-name="Standard" style:family="paragraph">
      <style:paragraph-properties fo:text-align="justify"/>
      <style:text-properties style:font-name="Calibri" style:font-name-complex="Calibri" fo:language="fr" fo:country="FR"/>
    </style:style>
    <style:style style:name="P137" style:parent-style-name="Standard" style:family="paragraph">
      <style:paragraph-properties fo:text-align="justify"/>
      <style:text-properties style:font-name="Calibri" style:font-name-complex="Calibri" fo:language="fr" fo:country="FR"/>
    </style:style>
    <style:style style:name="P138" style:parent-style-name="Paragraphedeliste" style:family="paragraph">
      <style:paragraph-properties fo:text-align="justify"/>
      <style:text-properties fo:hyphenate="true"/>
    </style:style>
    <style:style style:name="T139" style:parent-style-name="Policepardéfaut" style:family="text">
      <style:text-properties style:font-name="Calibri" style:font-name-complex="Calibri" fo:language="fr" fo:country="FR"/>
    </style:style>
    <style:style style:name="T140" style:parent-style-name="Policepardéfaut" style:family="text">
      <style:text-properties style:font-name="Calibri" style:font-name-asian="Times New Roman" style:font-name-complex="Calibri" style:letter-kerning="false" fo:language="fr" fo:country="FR" style:language-complex="ar" style:country-complex="SA"/>
    </style:style>
    <style:style style:name="P141" style:parent-style-name="Paragraphedeliste" style:family="paragraph">
      <style:paragraph-properties fo:widows="2" fo:orphans="2" style:vertical-align="auto"/>
      <style:text-properties style:font-name="Calibri" style:font-name-asian="Times New Roman" style:font-name-complex="Calibri" style:letter-kerning="false" fo:language="en" fo:country="GB" style:language-complex="ar" style:country-complex="SA" fo:hyphenate="true"/>
    </style:style>
    <style:style style:name="P142" style:parent-style-name="Paragraphedeliste" style:family="paragraph">
      <style:paragraph-properties fo:widows="2" fo:orphans="2" style:vertical-align="auto"/>
      <style:text-properties style:font-name="Calibri" style:font-name-asian="Times New Roman" style:font-name-complex="Calibri" style:letter-kerning="false" fo:language="en" fo:country="GB" style:language-complex="ar" style:country-complex="SA" fo:hyphenate="true"/>
    </style:style>
    <style:style style:name="P143" style:parent-style-name="Standard" style:family="paragraph">
      <style:paragraph-properties fo:text-align="justify"/>
      <style:text-properties style:font-name="Calibri" style:font-name-complex="Calibri" fo:language="fr" fo:country="FR"/>
    </style:style>
    <style:style style:name="P144" style:parent-style-name="Standard" style:family="paragraph">
      <style:paragraph-properties fo:text-align="justify"/>
      <style:text-properties style:font-name="Calibri" style:font-name-complex="Calibri" fo:language="fr" fo:country="FR"/>
    </style:style>
    <style:style style:name="P145" style:parent-style-name="Paragraphedeliste" style:family="paragraph">
      <style:paragraph-properties fo:widows="2" fo:orphans="2" fo:text-align="justify" style:vertical-align="auto" fo:margin-top="0.0694in" fo:margin-bottom="0.0694in"/>
      <style:text-properties fo:hyphenate="true"/>
    </style:style>
    <style:style style:name="T146" style:parent-style-name="Policepardéfaut" style:family="text">
      <style:text-properties style:font-name="Calibri" style:font-name-asian="Times New Roman" style:font-name-complex="Calibri" style:letter-kerning="false" fo:language="en" fo:country="GB" style:language-complex="ar" style:country-complex="SA"/>
    </style:style>
    <style:style style:name="T147" style:parent-style-name="Policepardéfaut" style:family="text">
      <style:text-properties style:font-name="Calibri" style:font-name-asian="Times New Roman" style:font-name-complex="Calibri" style:letter-kerning="false" fo:language="en" fo:country="GB" style:language-complex="ar" style:country-complex="SA"/>
    </style:style>
    <style:style style:name="T148" style:parent-style-name="Policepardéfaut" style:family="text">
      <style:text-properties style:font-name="Calibri" style:font-name-asian="Times New Roman" style:font-name-complex="Calibri" style:letter-kerning="false" fo:language="fr" fo:country="FR" style:language-complex="ar" style:country-complex="SA"/>
    </style:style>
    <style:style style:name="P149" style:parent-style-name="Paragraphedeliste" style:family="paragraph">
      <style:paragraph-properties fo:widows="2" fo:orphans="2" fo:text-align="justify" style:vertical-align="auto" fo:margin-top="0.0694in" fo:margin-bottom="0.0694in"/>
      <style:text-properties style:font-name="Calibri" style:font-name-asian="Times New Roman" style:font-name-complex="Calibri" style:letter-kerning="false" fo:language="en" fo:country="GB" style:language-complex="ar" style:country-complex="SA" fo:hyphenate="true"/>
    </style:style>
    <style:style style:name="P150" style:parent-style-name="Paragraphedeliste" style:family="paragraph">
      <style:paragraph-properties fo:widows="2" fo:orphans="2" fo:text-align="justify" style:vertical-align="auto" fo:margin-top="0.0694in" fo:margin-bottom="0.0694in"/>
      <style:text-properties style:font-name="Calibri" style:font-name-asian="Times New Roman" style:font-name-complex="Calibri" style:letter-kerning="false" fo:language="en" fo:country="GB" style:language-complex="ar" style:country-complex="SA" fo:hyphenate="true"/>
    </style:style>
    <style:style style:name="P151" style:parent-style-name="Paragraphedeliste" style:family="paragraph">
      <style:paragraph-properties fo:widows="2" fo:orphans="2" fo:text-align="justify" style:vertical-align="auto" fo:margin-top="0.0694in" fo:margin-bottom="0.0694in"/>
      <style:text-properties style:font-name="Calibri" style:font-name-asian="Times New Roman" style:font-name-complex="Calibri" style:letter-kerning="false" fo:language="en" fo:country="GB" style:language-complex="ar" style:country-complex="SA" fo:hyphenate="true"/>
    </style:style>
    <style:style style:name="P152" style:parent-style-name="Standard" style:family="paragraph">
      <style:paragraph-properties fo:text-align="justify"/>
      <style:text-properties style:font-name="Calibri" style:font-name-complex="Calibri" fo:language="en" fo:country="GB"/>
    </style:style>
    <style:style style:name="P153" style:parent-style-name="Standard" style:family="paragraph">
      <style:paragraph-properties fo:text-align="justify"/>
    </style:style>
    <style:style style:name="T154" style:parent-style-name="Policepardéfaut" style:family="text">
      <style:text-properties style:font-name="Calibri" style:font-name-complex="Calibri" fo:language="fr" fo:country="FR"/>
    </style:style>
    <style:style style:name="T155" style:parent-style-name="Policepardéfaut" style:family="text">
      <style:text-properties style:font-name="Calibri" style:font-name-complex="Calibri" fo:language="fr" fo:country="FR"/>
    </style:style>
    <style:style style:name="T156" style:parent-style-name="Policepardéfaut" style:family="text">
      <style:text-properties style:font-name="Calibri" style:font-name-complex="Calibri"/>
    </style:style>
    <style:style style:name="T157" style:parent-style-name="Policepardéfaut" style:family="text">
      <style:text-properties style:font-name="Calibri" style:font-name-complex="Calibri" fo:language="fr" fo:country="FR"/>
    </style:style>
    <style:style style:name="P158" style:parent-style-name="Standard" style:family="paragraph">
      <style:paragraph-properties fo:text-align="justify"/>
      <style:text-properties style:font-name="Calibri" style:font-name-complex="Calibri" fo:language="fr" fo:country="FR"/>
    </style:style>
    <style:style style:name="P159" style:parent-style-name="Standard" style:family="paragraph">
      <style:paragraph-properties fo:text-align="justify"/>
      <style:text-properties style:font-name="Calibri" style:font-name-complex="Calibri" fo:language="fr" fo:country="FR"/>
    </style:style>
    <style:style style:name="P160" style:parent-style-name="Standard" style:family="paragraph">
      <style:paragraph-properties fo:text-align="justify"/>
      <style:text-properties style:font-name="Calibri" style:font-name-complex="Calibri" fo:language="fr" fo:country="FR"/>
    </style:style>
    <style:style style:name="P161" style:parent-style-name="Standard" style:family="paragraph">
      <style:paragraph-properties fo:text-align="justify"/>
      <style:text-properties style:font-name="Calibri" style:font-name-complex="Calibri" fo:language="fr" fo:country="FR"/>
    </style:style>
    <style:style style:name="P162"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63" style:parent-style-name="Standard" style:family="paragraph">
      <style:paragraph-properties fo:text-align="justify"/>
      <style:text-properties style:font-name="Calibri" style:font-name-complex="Calibri"/>
    </style:style>
    <style:style style:name="P164" style:parent-style-name="Standard" style:family="paragraph">
      <style:paragraph-properties fo:text-align="justify"/>
      <style:text-properties style:font-name="Calibri" style:font-name-complex="Calibri"/>
    </style:style>
    <style:style style:name="P165" style:parent-style-name="Standard" style:family="paragraph">
      <style:paragraph-properties fo:text-align="justify"/>
      <style:text-properties style:font-name="Calibri" style:font-name-complex="Calibri"/>
    </style:style>
    <style:style style:name="P166" style:parent-style-name="Standard" style:family="paragraph">
      <style:paragraph-properties fo:text-align="justify"/>
      <style:text-properties style:font-name="Calibri" style:font-name-complex="Calibri"/>
    </style:style>
    <style:style style:name="P167" style:parent-style-name="Standard" style:family="paragraph">
      <style:paragraph-properties fo:text-align="justify"/>
      <style:text-properties style:font-name="Calibri" style:font-name-complex="Calibri"/>
    </style:style>
    <style:style style:name="P168"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69"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0"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1"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2"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3"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4" style:parent-style-name="Paragraphedeliste" style:family="paragraph">
      <style:paragraph-properties fo:widows="2" fo:orphans="2" style:vertical-align="auto"/>
      <style:text-properties style:font-name="Calibri" style:font-name-asian="Times New Roman" style:font-name-complex="Calibri" style:letter-kerning="false" fo:font-size="13.5pt" style:font-size-asian="13.5pt" style:font-size-complex="13.5pt" fo:language="fr" fo:country="FR" style:language-complex="ar" style:country-complex="SA" fo:hyphenate="true"/>
    </style:style>
    <style:style style:name="P175" style:parent-style-name="Paragraphedeliste" style:family="paragraph">
      <style:paragraph-properties fo:widows="2" fo:orphans="2" style:vertical-align="auto"/>
      <style:text-properties fo:hyphenate="true"/>
    </style:style>
    <style:style style:name="T176" style:parent-style-name="Policepardéfaut" style:family="text">
      <style:text-properties style:font-name="Calibri" style:font-name-asian="Times New Roman" style:font-name-complex="Calibri" style:letter-kerning="false" fo:language="fr" fo:country="FR" style:language-complex="ar" style:country-complex="SA"/>
    </style:style>
    <style:style style:name="P177" style:parent-style-name="Paragraphedeliste" style:family="paragraph">
      <style:paragraph-properties fo:widows="2" fo:orphans="2" style:vertical-align="auto"/>
      <style:text-properties fo:hyphenate="true"/>
    </style:style>
    <style:style style:name="P178" style:parent-style-name="Paragraphedeliste" style:family="paragraph">
      <style:paragraph-properties fo:widows="2" fo:orphans="2" style:vertical-align="auto"/>
      <style:text-properties fo:hyphenate="true"/>
    </style:style>
    <style:style style:name="P179" style:parent-style-name="Paragraphedeliste" style:family="paragraph">
      <style:paragraph-properties fo:widows="2" fo:orphans="2" style:vertical-align="auto"/>
      <style:text-properties fo:hyphenate="true"/>
    </style:style>
    <style:style style:name="P180" style:parent-style-name="Paragraphedeliste" style:family="paragraph">
      <style:paragraph-properties fo:widows="2" fo:orphans="2" style:vertical-align="auto"/>
      <style:text-properties fo:hyphenate="true"/>
    </style:style>
    <style:style style:name="T181" style:parent-style-name="Policepardéfaut" style:family="text">
      <style:text-properties style:text-position="super 66.6%"/>
    </style:style>
    <style:style style:name="P182" style:parent-style-name="Paragraphedeliste" style:family="paragraph">
      <style:paragraph-properties fo:widows="2" fo:orphans="2" style:vertical-align="auto"/>
      <style:text-properties fo:hyphenate="true"/>
    </style:style>
    <style:style style:name="T183" style:parent-style-name="Policepardéfaut" style:family="text">
      <style:text-properties style:text-position="super 66.6%"/>
    </style:style>
    <style:style style:name="P184" style:parent-style-name="Paragraphedeliste" style:family="paragraph">
      <style:paragraph-properties fo:widows="2" fo:orphans="2" style:vertical-align="auto"/>
      <style:text-properties fo:hyphenate="true"/>
    </style:style>
    <style:style style:name="P185" style:parent-style-name="Paragraphedeliste" style:family="paragraph">
      <style:paragraph-properties fo:widows="2" fo:orphans="2" style:vertical-align="auto"/>
      <style:text-properties fo:hyphenate="true"/>
    </style:style>
    <style:style style:name="P186" style:parent-style-name="Paragraphedeliste" style:family="paragraph">
      <style:paragraph-properties fo:widows="2" fo:orphans="2" style:vertical-align="auto" fo:margin-top="0.0694in" fo:margin-bottom="0.0694in"/>
      <style:text-properties style:font-name="Calibri" style:font-name-asian="Times New Roman" style:font-name-complex="Calibri" style:font-weight-complex="bold" fo:language="en" fo:country="US" style:language-complex="ar" style:country-complex="SA" fo:hyphenate="true"/>
    </style:style>
    <style:style style:name="P187" style:parent-style-name="Paragraphedeliste" style:family="paragraph">
      <style:paragraph-properties fo:widows="2" fo:orphans="2" style:vertical-align="auto"/>
      <style:text-properties fo:hyphenate="true"/>
    </style:style>
    <style:style style:name="P188"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189" style:parent-style-name="Paragraphedeliste" style:family="paragraph">
      <style:paragraph-properties fo:widows="2" fo:orphans="2" style:vertical-align="auto"/>
      <style:text-properties fo:hyphenate="true"/>
    </style:style>
    <style:style style:name="P190" style:parent-style-name="Titre1" style:family="paragraph">
      <style:text-properties style:font-name="Calibri" style:font-name-complex="Calibri" fo:font-weight="normal" style:font-weight-asian="normal" fo:font-size="12pt" style:font-size-asian="12pt" style:font-size-complex="12pt" fo:language="en"/>
    </style:style>
    <style:style style:name="P191" style:parent-style-name="Paragraphedeliste" style:family="paragraph">
      <style:paragraph-properties fo:widows="2" fo:orphans="2" style:vertical-align="auto"/>
      <style:text-properties fo:hyphenate="true"/>
    </style:style>
    <style:style style:name="T192" style:parent-style-name="Policepardéfaut" style:family="text">
      <style:text-properties style:font-name="Calibri" style:font-name-asian="Times New Roman" style:font-name-complex="Calibri" style:letter-kerning="false" fo:language="fr" fo:country="FR" style:language-complex="ar" style:country-complex="SA"/>
    </style:style>
    <style:style style:name="P193" style:parent-style-name="Paragraphedeliste" style:family="paragraph">
      <style:paragraph-properties fo:widows="2" fo:orphans="2" style:vertical-align="auto"/>
      <style:text-properties fo:hyphenate="true"/>
    </style:style>
    <style:style style:name="P194" style:parent-style-name="Paragraphedeliste" style:family="paragraph">
      <style:paragraph-properties fo:widows="2" fo:orphans="2" style:vertical-align="auto"/>
      <style:text-properties fo:hyphenate="true"/>
    </style:style>
    <style:style style:name="P195" style:parent-style-name="Paragraphedeliste" style:family="paragraph">
      <style:paragraph-properties fo:widows="2" fo:orphans="2" style:vertical-align="auto"/>
      <style:text-properties fo:hyphenate="true"/>
    </style:style>
    <style:style style:name="P196" style:parent-style-name="Paragraphedeliste" style:family="paragraph">
      <style:paragraph-properties fo:widows="2" fo:orphans="2" style:vertical-align="auto"/>
      <style:text-properties fo:hyphenate="true"/>
    </style:style>
    <style:style style:name="P197" style:parent-style-name="Paragraphedeliste" style:family="paragraph">
      <style:paragraph-properties fo:widows="2" fo:orphans="2" style:vertical-align="auto"/>
      <style:text-properties fo:hyphenate="true"/>
    </style:style>
    <style:style style:name="P198" style:parent-style-name="Paragraphedeliste" style:family="paragraph">
      <style:paragraph-properties fo:widows="2" fo:orphans="2" style:vertical-align="auto"/>
      <style:text-properties fo:hyphenate="true"/>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P201" style:parent-style-name="Paragraphedeliste" style:family="paragraph">
      <style:paragraph-properties fo:widows="2" fo:orphans="2" style:vertical-align="auto"/>
      <style:text-properties style:font-name="Calibri" style:font-name-asian="Times New Roman" style:font-name-complex="Calibri" style:letter-kerning="false" fo:language="en" fo:country="US" style:language-complex="ar" style:country-complex="SA" fo:hyphenate="true"/>
    </style:style>
    <style:style style:name="P202" style:parent-style-name="Paragraphedeliste" style:family="paragraph">
      <style:paragraph-properties fo:widows="2" fo:orphans="2" style:vertical-align="auto"/>
      <style:text-properties style:font-name="Calibri" style:font-name-asian="Times New Roman" style:font-name-complex="Calibri" style:letter-kerning="false" fo:language="en" fo:country="US" style:language-complex="ar" style:country-complex="SA" fo:hyphenate="true"/>
    </style:style>
    <style:style style:name="P203"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204"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205" style:parent-style-name="Paragraphedeliste" style:family="paragraph">
      <style:paragraph-properties fo:widows="2" fo:orphans="2" style:vertical-align="auto"/>
      <style:text-properties style:font-name="Calibri" style:font-name-asian="Times New Roman" style:font-name-complex="Calibri" style:letter-kerning="false" fo:language="en" fo:country="US" style:language-complex="ar" style:country-complex="SA" fo:hyphenate="true"/>
    </style:style>
    <style:style style:name="P206" style:parent-style-name="Paragraphedeliste" style:family="paragraph">
      <style:paragraph-properties fo:widows="2" fo:orphans="2" style:vertical-align="auto"/>
      <style:text-properties style:font-name="Calibri" style:font-name-asian="Times New Roman" style:font-name-complex="Calibri" style:letter-kerning="false" fo:language="en" fo:country="US" style:language-complex="ar" style:country-complex="SA" fo:hyphenate="true"/>
    </style:style>
    <style:style style:name="P207"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208" style:parent-style-name="Paragraphedeliste" style:family="paragraph">
      <style:paragraph-properties fo:widows="2" fo:orphans="2" style:vertical-align="auto"/>
      <style:text-properties fo:hyphenate="true"/>
    </style:style>
    <style:style style:name="T209"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0"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1"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2"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3" style:parent-style-name="Policepardéfaut" style:family="text">
      <style:text-properties style:font-name="Calibri" style:font-name-asian="Times New Roman" style:font-name-complex="Calibri" style:letter-kerning="false" fo:language="fr" fo:country="FR" style:language-complex="ar" style:country-complex="SA"/>
    </style:style>
    <style:style style:name="T214"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5"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T216" style:parent-style-name="Policepardéfaut" style:family="text">
      <style:text-properties style:font-name="Calibri" style:font-name-asian="Times New Roman" style:font-name-complex="Calibri" style:letter-kerning="false" fo:language="en" fo:country="US" style:language-complex="ar" style:country-complex="SA"/>
    </style:style>
    <style:style style:name="P217" style:parent-style-name="Paragraphedeliste" style:family="paragraph">
      <style:paragraph-properties fo:widows="2" fo:orphans="2" style:vertical-align="auto"/>
      <style:text-properties style:font-name="Calibri" style:font-name-asian="Times New Roman" style:font-name-complex="Calibri" style:letter-kerning="false" fo:language="en" fo:country="US" style:language-complex="ar" style:country-complex="SA" fo:hyphenate="true"/>
    </style:style>
    <style:style style:name="P218"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219" style:parent-style-name="Paragraphedeliste" style:family="paragraph">
      <style:paragraph-properties fo:widows="2" fo:orphans="2" style:vertical-align="auto"/>
      <style:text-properties style:font-name="Calibri" style:font-name-asian="Times New Roman" style:font-name-complex="Calibri" style:letter-kerning="false" fo:language="fr" fo:country="FR" style:language-complex="ar" style:country-complex="SA" fo:hyphenate="true"/>
    </style:style>
    <style:style style:name="P220" style:parent-style-name="Standard" style:family="paragraph">
      <style:paragraph-properties fo:text-align="justify"/>
      <style:text-properties style:font-name="Calibri" style:font-name-complex="Calibri" fo:language="fr" fo:country="FR"/>
    </style:style>
    <style:style style:name="P221" style:parent-style-name="Standard" style:family="paragraph">
      <style:paragraph-properties fo:text-align="justify"/>
      <style:text-properties style:font-name="Calibri" style:font-name-complex="Calibri" fo:language="fr" fo:country="FR"/>
    </style:style>
    <style:style style:name="P222" style:parent-style-name="Standard" style:family="paragraph">
      <style:paragraph-properties fo:text-align="justify"/>
      <style:text-properties style:font-name="Calibri" style:font-name-complex="Calibri" fo:language="fr" fo:country="FR"/>
    </style:style>
    <style:style style:name="P223" style:parent-style-name="Standard" style:family="paragraph">
      <style:paragraph-properties fo:text-align="justify"/>
      <style:text-properties style:font-name="Calibri" style:font-name-complex="Calibri" fo:language="fr" fo:country="FR"/>
    </style:style>
    <style:style style:name="P224"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225"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226"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227"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228" style:parent-style-name="Paragraphedeliste" style:family="paragraph">
      <style:paragraph-properties fo:widows="2" fo:orphans="2" fo:text-align="justify" style:vertical-align="auto"/>
      <style:text-properties style:font-name="Calibri" style:font-name-asian="Times New Roman" style:font-name-complex="Calibri" style:letter-kerning="false" fo:language="fr" fo:country="FR" style:language-complex="ar" style:country-complex="SA" fo:hyphenate="true"/>
    </style:style>
    <style:style style:name="P229" style:parent-style-name="Paragraphedeliste" style:family="paragraph">
      <style:paragraph-properties fo:widows="2" fo:orphans="2" fo:text-align="justify" style:vertical-align="auto"/>
      <style:text-properties fo:hyphenate="true"/>
    </style:style>
    <style:style style:name="T230" style:parent-style-name="Policepardéfaut" style:family="text">
      <style:text-properties style:font-name="Calibri" style:font-name-complex="Calibri" fo:language="fr" fo:country="FR"/>
    </style:style>
    <style:style style:name="T231" style:parent-style-name="Policepardéfaut" style:family="text">
      <style:text-properties style:font-name="Calibri" style:font-name-complex="Calibri" fo:language="fr" fo:country="FR"/>
    </style:style>
    <style:style style:name="P232" style:parent-style-name="Paragraphedeliste" style:family="paragraph">
      <style:paragraph-properties fo:widows="2" fo:orphans="2" fo:text-align="justify" style:vertical-align="auto"/>
      <style:text-properties style:font-name="Calibri" style:font-name-complex="Calibri" fo:hyphenate="true"/>
    </style:style>
    <style:style style:name="P233" style:parent-style-name="Paragraphedeliste" style:family="paragraph">
      <style:paragraph-properties fo:widows="2" fo:orphans="2" fo:text-align="justify" style:vertical-align="auto"/>
      <style:text-properties style:font-name="Calibri" style:font-name-complex="Calibri" fo:hyphenate="true"/>
    </style:style>
    <style:style style:name="P234" style:parent-style-name="Paragraphedeliste" style:family="paragraph">
      <style:paragraph-properties fo:widows="2" fo:orphans="2" fo:text-align="justify" style:vertical-align="auto"/>
      <style:text-properties style:font-name="Calibri" style:font-name-complex="Calibri" fo:hyphenate="true"/>
    </style:style>
    <style:style style:name="P235" style:parent-style-name="Paragraphedeliste" style:family="paragraph">
      <style:paragraph-properties fo:widows="2" fo:orphans="2" fo:text-align="justify" style:vertical-align="auto"/>
      <style:text-properties style:font-name="Calibri" style:font-name-complex="Calibri" fo:hyphenate="true"/>
    </style:style>
    <style:style style:name="P236" style:parent-style-name="Paragraphedeliste" style:family="paragraph">
      <style:paragraph-properties fo:widows="2" fo:orphans="2" fo:text-align="justify" style:vertical-align="auto"/>
      <style:text-properties style:font-name="Calibri" style:font-name-complex="Calibri" fo:hyphenate="true"/>
    </style:style>
    <style:style style:name="P237" style:parent-style-name="Paragraphedeliste" style:family="paragraph">
      <style:paragraph-properties fo:widows="2" fo:orphans="2" fo:text-align="justify" style:vertical-align="auto"/>
      <style:text-properties style:font-name="Calibri" style:font-name-complex="Calibri" fo:hyphenate="true"/>
    </style:style>
    <style:style style:name="P238" style:parent-style-name="Paragraphedeliste" style:family="paragraph">
      <style:paragraph-properties fo:widows="2" fo:orphans="2" fo:text-align="justify" style:vertical-align="auto"/>
      <style:text-properties style:font-name="Calibri" style:font-name-complex="Calibri" fo:hyphenate="true"/>
    </style:style>
    <style:style style:name="P239" style:parent-style-name="Paragraphedeliste" style:family="paragraph">
      <style:paragraph-properties fo:widows="2" fo:orphans="2" fo:text-align="justify" style:vertical-align="auto"/>
      <style:text-properties style:font-name="Calibri" style:font-name-complex="Calibri" fo:hyphenate="true"/>
    </style:style>
    <style:style style:name="P240" style:parent-style-name="Standard" style:family="paragraph">
      <style:paragraph-properties fo:text-align="justify"/>
      <style:text-properties style:font-name="Calibri" style:font-name-complex="Calibri" fo:language="fr" fo:country="FR"/>
    </style:style>
    <style:style style:name="P241" style:parent-style-name="Standard" style:family="paragraph">
      <style:paragraph-properties fo:text-align="justify"/>
      <style:text-properties style:font-name="Calibri" style:font-name-complex="Calibri" fo:language="fr" fo:country="FR"/>
    </style:style>
    <style:style style:name="P242" style:parent-style-name="Standard" style:family="paragraph">
      <style:paragraph-properties fo:text-align="justify"/>
      <style:text-properties style:font-name="Calibri" style:font-name-complex="Calibri" fo:language="fr" fo:country="FR"/>
    </style:style>
    <style:style style:name="P243" style:parent-style-name="Standard" style:family="paragraph">
      <style:paragraph-properties fo:text-align="justify"/>
    </style:style>
    <style:style style:name="T244" style:parent-style-name="Policepardéfaut" style:family="text">
      <style:text-properties style:font-name="Calibri" style:font-name-complex="Calibri" fo:language="fr" fo:country="FR"/>
    </style:style>
    <style:style style:name="T245" style:parent-style-name="Policepardéfaut" style:family="text">
      <style:text-properties style:font-name="Calibri" style:font-name-complex="Calibri" fo:language="fr" fo:country="FR"/>
    </style:style>
    <style:style style:name="P246" style:parent-style-name="Standard" style:family="paragraph">
      <style:paragraph-properties fo:text-align="justify"/>
    </style:style>
    <style:style style:name="T247" style:parent-style-name="Policepardéfaut" style:family="text">
      <style:text-properties style:font-name="Calibri" style:font-name-complex="Calibri" fo:language="fr" fo:country="FR"/>
    </style:style>
    <style:style style:name="P248" style:parent-style-name="Standard" style:family="paragraph">
      <style:paragraph-properties fo:text-align="justify"/>
    </style:style>
    <style:style style:name="T249" style:parent-style-name="Policepardéfaut" style:family="text">
      <style:text-properties style:font-name="Calibri" style:font-name-complex="Calibri" fo:language="fr" fo:country="FR"/>
    </style:style>
    <style:style style:name="P250" style:parent-style-name="Standard" style:family="paragraph">
      <style:paragraph-properties fo:text-align="justify"/>
      <style:text-properties style:font-name="Calibri" style:font-name-complex="Calibri"/>
    </style:style>
    <style:style style:name="P251" style:parent-style-name="Standard" style:family="paragraph">
      <style:paragraph-properties fo:text-align="justify"/>
      <style:text-properties style:font-name="Calibri" style:font-name-complex="Calibri"/>
    </style:style>
    <style:style style:name="P252" style:parent-style-name="Standard" style:family="paragraph">
      <style:paragraph-properties fo:text-align="justify"/>
      <style:text-properties style:font-name="Calibri" style:font-name-complex="Calibri"/>
    </style:style>
    <style:style style:name="P253" style:parent-style-name="Standard" style:family="paragraph">
      <style:paragraph-properties fo:text-align="justify"/>
      <style:text-properties style:font-name="Calibri" style:font-name-complex="Calibri"/>
    </style:style>
    <style:style style:name="P254" style:parent-style-name="Standard" style:family="paragraph">
      <style:paragraph-properties fo:text-align="justify"/>
      <style:text-properties style:font-name="Calibri" style:font-name-complex="Calibri"/>
    </style:style>
    <style:style style:name="P255" style:parent-style-name="Standard" style:family="paragraph">
      <style:paragraph-properties fo:text-align="justify"/>
      <style:text-properties style:font-name="Calibri" style:font-name-complex="Calibri"/>
    </style:style>
    <style:style style:name="P256" style:parent-style-name="Standard" style:family="paragraph">
      <style:paragraph-properties fo:text-align="justify"/>
      <style:text-properties style:font-name="Calibri" style:font-name-complex="Calibri"/>
    </style:style>
    <style:style style:name="P257" style:parent-style-name="Standard" style:family="paragraph">
      <style:paragraph-properties fo:text-align="justify"/>
      <style:text-properties style:font-name="Calibri" style:font-name-complex="Calibri"/>
    </style:style>
    <style:style style:name="P258" style:parent-style-name="Standard" style:family="paragraph">
      <style:paragraph-properties fo:text-align="justify"/>
      <style:text-properties style:font-name="Calibri" style:font-name-complex="Calibri"/>
    </style:style>
    <style:style style:name="P259" style:parent-style-name="Standard" style:family="paragraph">
      <style:paragraph-properties fo:text-align="justify"/>
      <style:text-properties style:font-name="Calibri" style:font-name-complex="Calibri"/>
    </style:style>
  </office:automatic-styles>
  <office:body>
    <office:text text:use-soft-page-breaks="true">
      <text:p text:style-name="P1">Notes</text:p>
      <text:p text:style-name="P2"/>
      <text:p text:style-name="P3"/>
      <text:p text:style-name="P4">METHODOLOGIE A ECRIRE + FRISE CHRONO (ETUDES + TECHNOLOGIES) + CARTE DES ACTEURS (NOMS ORGANISATION)</text:p>
      <text:p text:style-name="P5">ACTEURS DE LA CONTROVERSE : S OCCUPER DE ORGANISATIONS ETATIQUES +<text:s/>INDEPENDANTES</text:p>
      <text:p text:style-name="P6">ATTENTION : se limiter aux « pollutions intérieures » dues aux ondes</text:p>
      <text:p text:style-name="P7"/>
      <text:p text:style-name="P8"/>
      <text:p text:style-name="P9">MOTS CLEFS</text:p>
      <text:list text:style-name="LFO1" text:continue-numbering="true">
        <text:list-item>
          <text:p text:style-name="P10">Radiofrequency (RF)</text:p>
        </text:list-item>
        <text:list-item>
          <text:p text:style-name="P11">Radiofrequency ekectromagnetic radiation (RFEMR)</text:p>
        </text:list-item>
        <text:list-item>
          <text:p text:style-name="P12">NON-IONIZING RADIATION</text:p>
        </text:list-item>
        <text:list-item>
          <text:p text:style-name="P13">MICROWAVES</text:p>
        </text:list-item>
        <text:list-item>
          <text:p text:style-name="P14">Power density</text:p>
        </text:list-item>
        <text:list-item>
          <text:p text:style-name="P15">Exposure</text:p>
        </text:list-item>
        <text:list-item>
          <text:p text:style-name="P16">Specific absorption rate (SAR)</text:p>
        </text:list-item>
        <text:list-item>
          <text:p text:style-name="P17">"non-thermal" biological effects</text:p>
        </text:list-item>
        <text:list-item>
          <text:p text:style-name="P18">Non thermal ELF response</text:p>
        </text:list-item>
        <text:list-item>
          <text:p text:style-name="P19">World Health Organization</text:p>
        </text:list-item>
        <text:list-item>
          <text:p text:style-name="P20">International EMF Project</text:p>
        </text:list-item>
        <text:list-item>
          <text:p text:style-name="P21">International Commission on Nonionizing Radiation Protection (ICNIRP)</text:p>
        </text:list-item>
        <text:list-item>
          <text:p text:style-name="P22">IARC, International Agency for Research on Cancer</text:p>
        </text:list-item>
        <text:list-item>
          <text:p text:style-name="P23">SCENIHR, Scientific Committee<text:s/>on Emerging and Newly Identified Health Risks</text:p>
        </text:list-item>
        <text:list-item>
          <text:p text:style-name="P24">WHO’s project</text:p>
        </text:list-item>
        <text:list-item>
          <text:p text:style-name="P25"><text:span text:style-name="T26">UNEP</text:span></text:p>
        </text:list-item>
        <text:list-item>
          <text:p text:style-name="P27"><text:span text:style-name="T28">IRPA</text:span></text:p>
        </text:list-item>
        <text:list-item>
          <text:p text:style-name="P29">ILO</text:p>
        </text:list-item>
        <text:list-item>
          <text:p text:style-name="P30">International Telecommunications Union (ITU)</text:p>
        </text:list-item>
      </text:list>
      <text:p text:style-name="P31"/>
      <text:p text:style-name="P32">PISTES DE RECHERCHE !</text:p>
      <text:list text:style-name="LFO1" text:continue-numbering="true">
        <text:list-item>
          <text:p text:style-name="P33">Aller voir département communication ?</text:p>
        </text:list-item>
        <text:list-item>
          <text:p text:style-name="P34">Différence conceptuelle entre risque (mode d’appréhension des événements)<text:s/>et danger (propriété des choses)</text:p>
        </text:list-item>
        <text:list-item>
          <text:p text:style-name="P35">Cf réputation Etat (qui mandatent les recherches scientifiques), et qui se sont décrédibilisé par une mauvaise gestion d’autres crises sanitaires</text:p>
        </text:list-item>
        <text:list-item>
          <text:p text:style-name="P36">Cf présomption d’innocence de mise dans le monde scientifique</text:p>
        </text:list-item>
        <text:list-item>
          <text:p text:style-name="P37">Cf présomption<text:s/>d’origine</text:p>
        </text:list-item>
        <text:list-item>
          <text:p text:style-name="P38">Ouverture sur les technologies pour nouveaux bâtiments, avec isolation aux FR ? (Parallèlement à l’augmentation des objets connectés)</text:p>
        </text:list-item>
        <text:list-item>
          <text:p text:style-name="P39">Utilisation de microondes ? danger pour cellules (cf OG taille molécule eau et corps 70%+ d’eau ?)</text:p>
        </text:list-item>
        <text:list-item>
          <text:p text:style-name="P40">Personnes « entendant » les OEM ?</text:p>
        </text:list-item>
        <text:list-item>
          <text:p text:style-name="P41">thermal / non-thermal biological effects</text:p>
        </text:list-item>
        <text:list-item>
          <text:p text:style-name="P42">qu’est-ce qu’une bonne démarche scientifique ?</text:p>
        </text:list-item>
        <text:list-item>
          <text:p text:style-name="P43">les opérateurs participent aux decisions des normes : implications économiques ?</text:p>
        </text:list-item>
        <text:list-item>
          <text:p text:style-name="P44">Repacholi et ses etudes (1998, 1997)</text:p>
        </text:list-item>
        <text:list-item>
          <text:p text:style-name="P45">Valberg, PA (1995): Designing<text:s/>EMF Experiments: What is required to characterize "exposure"</text:p>
        </text:list-item>
        <text:list-item>
          <text:p text:style-name="P46">NTP (1992): Specifications for the conduct of studies to evaluate the toxic and carcinogenic<text:s/><text:soft-page-break/>potential of chemical, biological and physical agents in laboratory animals for the National<text:s/>Toxicology</text:p>
        </text:list-item>
        <text:list-item>
          <text:p text:style-name="P47">Hances ??</text:p>
        </text:list-item>
        <text:list-item>
          <text:p text:style-name="P48">Compteur intelligent AMR</text:p>
        </text:list-item>
        <text:list-item>
          <text:p text:style-name="P49">Regarder comment les différents groupes de recherche se citent entre eux</text:p>
        </text:list-item>
        <text:list-item>
          <text:p text:style-name="P50">CSTB ? CSTD ?</text:p>
        </text:list-item>
        <text:list-item>
          <text:p text:style-name="P51">Étude sociologique sur les usages</text:p>
        </text:list-item>
        <text:list-item>
          <text:p text:style-name="P52">Zone blanche</text:p>
        </text:list-item>
        <text:list-item>
          <text:p text:style-name="P53">ITNIR</text:p>
        </text:list-item>
        <text:list-item>
          <text:p text:style-name="P54">Grenelle des ondes</text:p>
        </text:list-item>
        <text:list-item>
          <text:p text:style-name="P55">Regarder articles suivants</text:p>
          <text:list text:continue-numbering="true">
            <text:list-item>
              <text:p text:style-name="P56">Article Science&amp;amp;Vie,<text:s/>31 Mai 2016, Téléphone Portable et Cancer : des preuves toujours insuffisantes, Fiorenza Gracci<text:s/></text:p>
              <text:list text:continue-numbering="true">
                <text:list-item>
                  <text:p text:style-name="P57">mention d’une étude sur les rats qui se prolonge en 2017 : laquelle ?</text:p>
                </text:list-item>
              </text:list>
            </text:list-item>
            <text:list-item>
              <text:p text:style-name="P58">Les années 2010 et 2011 ont vu se dérouler deux épisodes marquants, avec d’une part la publication des résultats agrégés de l’étude épidémiologique Interphone s’intéressant à l’association entre l’utilisation du téléphone mobile et la survenue de tumeurs cérébrales [The Interphone Study Group, 2010] et d’autre part, en 2011, le classement des<text:s/>radiofréquences comme « possiblement cancérogènes pour l’Homme » (2B) par le Centre international de recherche sur le cancer (Circ).<text:s/></text:p>
            </text:list-item>
          </text:list>
        </text:list-item>
        <text:list-item>
          <text:p text:style-name="P59">POURQUOI MESURE SI DIFFICILE ?</text:p>
        </text:list-item>
        <text:list-item>
          <text:p text:style-name="P60">questions :<text:s/></text:p>
          <text:list text:continue-numbering="true">
            <text:list-item>
              <text:p text:style-name="P61">je ne comprends pas très bien comment le cadre italien qui a porté plainte auprès de la cour d’appel italienne de brescia pour une tumeur cérrébral a réussi à prouver l’impact du téléphone sur son état de santé !! (LOUIS)</text:p>
            </text:list-item>
            <text:list-item>
              <text:p text:style-name="P62">cf faible nb de vues youtube / faible nb de like : mauvais critère ? Par exemple : interprétations de pièces de musiques par interprètes reconnues par les professionnels comme étant l’une des meilleurs aura un nb de vues equivalent (pourtant bcp + de professionnels que ça) : simplement, ce n’est pas à travers youtube que l’info se propage -&gt; d’autres modes de propagation (au moins dans ce cas, c’est l’explication la plus probable), le critère nb de vue youtube n’est pas pertinent. (LOUIS)</text:p>
            </text:list-item>
            <text:list-item>
              <text:p text:style-name="P63">Film les sacrifiés des ondes cite Dr Luc Montagnier (prix nobel de médecine) : mais il ne travaille même pas dans le domaine des ondes (recherche sur la formation dans l’eau de nanostructures induites par l’adn) … il peut évidemment avoir son avis sur la question (probablement plus « légitime » que celui de témoins moins qualifié), mais quelle est la valeur de son témoignage ?! Influence facile du public parce que étiquette « prix nobel » ! (LOUIS)</text:p>
            </text:list-item>
            <text:list-item>
              <text:p text:style-name="P64">c’est bien de regarder l’appartenance politique / les intérêts des acteurs qui mènent / publient les études, mais cas extrême de regarder familles / contacts (cf par exemple début de la page ‚la science“ du site robins<text:s/>des toits) : travail à la closer / paris match et autres journaux de paparazis ? (TOUT LE MONDE)</text:p>
            </text:list-item>
            <text:list-item>
              <text:p text:style-name="P65">Titre de la rubrique „la science“ de robins des toits : très révélateurs de la mentalité (déplorable pour le coup) des concepteurs du site / des utilisateurs auxquels il s’adresse) : faire un passage détaillant ceci ! important !! (TOUT LE MONDE)</text:p>
              <text:list text:continue-numbering="true">
                <text:list-item>
                  <text:p text:style-name="P66">Je détaille l’idée : catégorisation „science“ = validation / légitimation / label „on ne raconte pas de la merde, c’est prouvé“ : devient une boite noire (on a aucune informations, aucun lien vers les études, à la limite, deux trois mots techniques nous sont jetés à la figure pour faire écran de fumée); c’est un très<text:s/><text:soft-page-break/>bon exemple de la délégation de confiance : on confie un pb aux scientifiques, ils se réunissent dans un<text:s/>coin, nous couvent une étude, puis „habemus papam“, ils nous pondent une belle étiquette „prouvé scientifiquement“ qui justifie tout ce qu’on raconte dessus. Cette étiquette „la science“, montre qu’au fond les gens ne s’interressent pas vraiment aux détails (techniques) du problème : les chercheurs sont simplement les oracles modernes.</text:p>
                </text:list-item>
              </text:list>
            </text:list-item>
          </text:list>
        </text:list-item>
      </text:list>
      <text:p text:style-name="P67"/>
      <text:p text:style-name="P68"/>
      <text:p text:style-name="P69"/>
      <text:p text:style-name="P70">DIVERS</text:p>
      <text:list text:style-name="LFO1" text:continue-numbering="true">
        <text:list-item>
          <text:p text:style-name="P71">Pour l’instant : effets difficiles à mesurer (longue durée + difficile d’isoler de toute exposition) : précision grossière de la durée d’exposition</text:p>
        </text:list-item>
        <text:list-item>
          <text:p text:style-name="P72">Application<text:s/>systématique de la présomption d’innocence de mise</text:p>
        </text:list-item>
        <text:list-item>
          <text:p text:style-name="P73">Recherche lien avec cancer</text:p>
          <text:list text:continue-numbering="true">
            <text:list-item>
              <text:p text:style-name="P74">C’est l’inquiétude principale du public</text:p>
            </text:list-item>
            <text:list-item>
              <text:p text:style-name="P75">RFEMR has also been shown to have no efficacy as a tumour promoter in major tissues in mice (Heikkinen et al.,2001; Mason et al., 2001) or<text:s/>rats (Bartsch et al. 2002)</text:p>
            </text:list-item>
            <text:list-item>
              <text:p text:style-name="P76">IEGMP, 2000 : non concluant</text:p>
            </text:list-item>
            <text:list-item>
              <text:p text:style-name="P77">Szmigielski 1982-1988 : exposition à 4-5 W/Kg (haute exposition) : developpement de tumeur de la peau</text:p>
            </text:list-item>
          </text:list>
        </text:list-item>
        <text:list-item>
          <text:p text:style-name="P78">Recherche effet sur ADN</text:p>
          <text:list text:continue-numbering="true">
            <text:list-item>
              <text:p text:style-name="P79">Souris : Exposition à 900 MHz avec taux d’absorption de 90 mW/kg<text:s/></text:p>
            </text:list-item>
            <text:list-item>
              <text:p text:style-name="P80">Degat sur ADN des spermatozoides</text:p>
            </text:list-item>
            <text:list-item>
              <text:p text:style-name="P81">Pas d’effet sur les cellules germinales, mais effet genotoxique ?</text:p>
            </text:list-item>
            <text:list-item>
              <text:p text:style-name="P82">Rmq : il ne s’agit pas d’un effet chauffant<text:s/></text:p>
            </text:list-item>
          </text:list>
        </text:list-item>
        <text:list-item>
          <text:p text:style-name="P83">Recherche effet sur cerveau</text:p>
          <text:list text:continue-numbering="true">
            <text:list-item>
              <text:p text:style-name="P84">Exposer bébé rat à onde WIFI pendant la gestation</text:p>
            </text:list-item>
          </text:list>
        </text:list-item>
        <text:list-item>
          <text:p text:style-name="P85">Recherche effets pendant gestation</text:p>
          <text:list text:continue-numbering="true">
            <text:list-item>
              <text:p text:style-name="P86">Repacholi, 1998 : aucun effet concluant</text:p>
            </text:list-item>
          </text:list>
        </text:list-item>
        <text:list-item>
          <text:p text:style-name="P87">Recherche autres effets sur le corps</text:p>
          <text:list text:continue-numbering="true">
            <text:list-item>
              <text:p text:style-name="P88">Repacholi et al., 1997 : développe lymphomia + effet sur membrane</text:p>
            </text:list-item>
          </text:list>
        </text:list-item>
        <text:list-item>
          <text:p text:style-name="P89">Impact sur le comportement</text:p>
          <text:list text:continue-numbering="true">
            <text:list-item>
              <text:p text:style-name="P90">UNEP/WHO/IRPA, 1993 : exposition à des niveaux équivalents à ceux des telecom ; effet confirmé sur comportement</text:p>
            </text:list-item>
            <text:list-item>
              <text:p text:style-name="P91">Repacholi, 1998 : exposition à des niveaux équivalents à ceux des telecom ; effet confirmé sur comportement</text:p>
            </text:list-item>
            <text:list-item>
              <text:p text:style-name="P92">Royal Society of Canada, 1999 : exposition à des niveaux équivalents à ceux des telecom ; effet confirmé sur comportement</text:p>
            </text:list-item>
            <text:list-item>
              <text:p text:style-name="P93"><text:span text:style-name="T94">IEGMP,<text:s/></text:span><text:span text:style-name="T95">2000 :<text:s/></text:span><text:span text:style-name="T96">“Increases in core temperature of 1°C or more certainly lead to changes in the performance of well-learned tasks and other simple behaviours. However, there is no consistent experimental evidence that exposure to low level RF fields affects learning</text:span><text:span text:style-name="T97"><text:s/>and memory in animals. The studies of Lai and co-workers challenge these conclusions and suggest that spatial learning can be disturbed at average SARs below 1 W/kg. However the peak-pulse energy was much higher than that associated with mobile phones, th</text:span><text:span text:style-name="T98">e effects reported were statistically weak and they have not been reproduced by<text:s/></text:span><text:a xlink:href="http://www.sciencedirect.com/science/article/pii/S0378427401002855#BIB18" office:target-frame-name="_top" xlink:show="replace"><text:span text:style-name="T99">Sienkiewicz et al. (2000)</text:span></text:a><text:span text:style-name="T100"><text:s/>using 900 MHz fields.<text:s/></text:span><text:a xlink:href="http://www.sciencedirect.com/science/article/pii/S0378427401002855#BIB4" office:target-frame-name="_top" xlink:show="replace"><text:span text:style-name="T101">D'Andrea (1999)</text:span></text:a><text:span text:style-name="T102"><text:s/>has speculated that some cognitive tasks may show particular sensitivity to RF exposure, and effects on these behaviours may occur at SARs below those required to disrupt simple, well-learn</text:span><text:span text:style-name="T103">ed tasks.”</text:span></text:p>
            </text:list-item>
          </text:list>
        </text:list-item>
        <text:list-item>
          <text:p text:style-name="P104">Hypersensibilité aux EMF</text:p>
          <text:list text:continue-numbering="true">
            <text:list-item>
              <text:p text:style-name="P105">Berqvist and Vogel, 1997 : effets psychosomatiques, sans aucun lien avec les RF</text:p>
            </text:list-item>
          </text:list>
        </text:list-item>
        <text:list-item>
          <text:p text:style-name="P106">Certaines études montrent des effets néfastes des RF, mais ces effets ne sont jamais les mêmes (hors catégories ci-dessus)</text:p>
        </text:list-item>
        <text:list-item>
          <text:p text:style-name="P107">Effets changent avec l’âge du sujet, et le stade de sa croissance</text:p>
        </text:list-item>
        <text:list-item>
          <text:p text:style-name="P108">Bonne démarche scientifique :</text:p>
          <text:list text:continue-numbering="true">
            <text:list-item>
              <text:p text:style-name="P109">Good quality biological and health effects of RF investigations require: (i)<text:s/><text:soft-page-break/>collaboration between biologists and engineers to define well-characterized exposure conditions,<text:s/>(ii) appropriate study design and execution, (iii) sufficient sample size for ‘blind’ data collection and for statistical power analyses, (iv) proper interpretation and conclusions</text:p>
            </text:list-item>
            <text:list-item>
              <text:p text:style-name="P110"><text:span text:style-name="T111">Compared to using laboratory animals,<text:s/></text:span><text:span text:style-name="T112">in vitro</text:span><text:span text:style-name="T113"><text:s/>studies are inexpensive and<text:s/></text:span><text:span text:style-name="T114">cost-effective approaches to explore potential mechanisms of RF interaction.</text:span></text:p>
            </text:list-item>
            <text:list-item>
              <text:p text:style-name="P115">In vitro : possibilité d’utiliser cellules humaines, avec bcp de données sur les donneurs</text:p>
            </text:list-item>
            <text:list-item>
              <text:p text:style-name="P116">PB des études in vivo : extrapolation animal -&gt; homme</text:p>
            </text:list-item>
            <text:list-item>
              <text:p text:style-name="P117">Thus, the overall goal is to promote studies that demonstrate a reproducible effect of EMF exposure that has the likelihood to occur in humans and has a potential health consequence</text:p>
            </text:list-item>
            <text:list-item>
              <text:p text:style-name="P118">The behaviour of animals can be a very sensitive indicator of adverse health consequences and can be used to<text:s/>investigate the biological basis of memory, and studies with non-human primates can serve as a model of human cognitive functions.</text:p>
            </text:list-item>
          </text:list>
        </text:list-item>
        <text:list-item>
          <text:p text:style-name="P119">Remise en cause de la toute-puissance statistique ?</text:p>
        </text:list-item>
        <text:list-item>
          <text:p text:style-name="P120"><text:span text:style-name="T121">EMF Project (projet CEM) mis en place par WHO, avec la collaboration de n</text:span><text:span text:style-name="T122">ombreuses organisations internationales (par exemple<text:s/></text:span><text:span text:style-name="T123">ICNIRP</text:span><text:span text:style-name="T124">) et pays. Fait tous les ans depuis 2002-2003, ils ont une rubrique sur le site du WHO.</text:span></text:p>
          <text:list text:continue-numbering="true">
            <text:list-item>
              <text:p text:style-name="P125">Objectifs</text:p>
              <text:list text:continue-numbering="true">
                <text:list-item>
                  <text:p text:style-name="P126">To avoid unnecessary duplication of research effort and to make sure that all important questions<text:s/>are being studied, research coordination on a global level is important</text:p>
                </text:list-item>
                <text:list-item>
                  <text:p text:style-name="P127">EMF Project has strived to identify gaps in knowledge needing further research to make better health risk assessments</text:p>
                </text:list-item>
              </text:list>
            </text:list-item>
            <text:list-item>
              <text:p text:style-name="P128">Edition 2002<text:tab/></text:p>
              <text:list text:continue-numbering="true">
                <text:list-item>
                  <text:p text:style-name="P129">Définissent ce qu’est une étude scientifique « acceptable »</text:p>
                </text:list-item>
                <text:list-item>
                  <text:p text:style-name="P130">Thus, the overall goal is to promote studies that demonstrate a reproducible effect of EMF exposure that has the likelihood to occur in humans and has a potential health consequence</text:p>
                </text:list-item>
                <text:list-item>
                  <text:p text:style-name="P131">Conclusions sur les mesures de sécurité à prendre</text:p>
                  <text:list text:continue-numbering="true">
                    <text:list-item>
                      <text:p text:style-name="P132">Respecter les normes de sécurité</text:p>
                    </text:list-item>
                    <text:list-item>
                      <text:p text:style-name="P133">Attention aux interférences des EMF avec certains appareils médicaux electronique</text:p>
                    </text:list-item>
                    <text:list-item>
                      <text:p text:style-name="P134">Barrières autour des antennes …</text:p>
                    </text:list-item>
                    <text:list-item>
                      <text:p text:style-name="P135">Ne pas téléphoner en conduisant …</text:p>
                    </text:list-item>
                    <text:list-item>
                      <text:p text:style-name="P136">Des appareils pour absorber les RF sont jugés inutiles</text:p>
                    </text:list-item>
                    <text:list-item>
                      <text:p text:style-name="P137">Mettre en place un système d’information pour les scientifiques, le gouvernement, les industries et le public<text:s/></text:p>
                    </text:list-item>
                  </text:list>
                </text:list-item>
              </text:list>
            </text:list-item>
            <text:list-item>
              <text:p text:style-name="P138"><text:span text:style-name="T139">Remarque :<text:s/></text:span><text:span text:style-name="T140">International Labour Office (ILO) travaille en coopération avec WHO pour ce projet</text:span></text:p>
            </text:list-item>
            <text:list-item>
              <text:p text:style-name="P141">The pace of scientific study accelerated after 2010, when the World Health Organization<text:s/>following the ELF agenda of 2007 (WHO, 2007), announced the implementation of the International EMF Project ’s RF Research Agenda as a “research topic for measurement surveys to characterize population exposures from all radio frequency (RF) sources with<text:s/>a particular emphasis on new wireless technologies” (WHO, 2010)</text:p>
            </text:list-item>
            <text:list-item>
              <text:p text:style-name="P142">Experts were invited to participate solely on the basis of their individual scientific expertise. They do not represent the governments of the countries of which they<text:s/><text:soft-page-break/>are citizens, or the institutions with which they are associated. The experts designated to participate in the meeting received no remuneration from WHO but WHO bore exclusive responsibility for travel costs and subsistence allowances. Before participating in this Technical Consultation, the selected experts were required to declare any potential interests associated with the subject (see Annex 3). Additionally, all participants were asked to disclose any relevant conflicts to other workshop participants</text:p>
            </text:list-item>
          </text:list>
        </text:list-item>
        <text:list-item>
          <text:p text:style-name="P143">Cf effet des ondes magnétiques = déplacement des ions de leur position d’équilibre, rotation et réorientation des molécules polaires, etc. Cf agitation thermique a les mêmes conséquences, il y a un seuil bas et haut à partir desquels aucune réponse ne sera observée</text:p>
        </text:list-item>
        <text:list-item>
          <text:p text:style-name="P144">Informations spéficiques à SAR</text:p>
          <text:list text:continue-numbering="true">
            <text:list-item>
              <text:p text:style-name="P145"><text:span text:style-name="T146">In tissue, the specific absorption rate (SAR) of RF energy absorbed per unit mass is proportional to the square of the internal electric field strength. The average SAR and SAR distribution can be computed or estimated from laboratory measure</text:span><text:span text:style-name="T147">ments.<text:s/></text:span><text:span text:style-name="T148">Values of SAR depend on the following factors.</text:span></text:p>
              <text:list text:continue-numbering="true">
                <text:list-item>
                  <text:p text:style-name="P149">The incident field parameters, i.e. the frequency, intensity, polarization, and source–object configuration (near field or far field).</text:p>
                </text:list-item>
                <text:list-item>
                  <text:p text:style-name="P150">The characteristics of the exposed body, i.e. its size, internal and external geometry, and the dielectric properties of the various tissues.</text:p>
                </text:list-item>
                <text:list-item>
                  <text:p text:style-name="P151">Reflection, absorption and scattering effects associated with the ground or other objects in the field near the exposed body.</text:p>
                </text:list-item>
              </text:list>
            </text:list-item>
            <text:list-item>
              <text:p text:style-name="P152"/>
            </text:list-item>
          </text:list>
        </text:list-item>
        <text:list-item>
          <text:p text:style-name="P153"><text:span text:style-name="T154">Peu probable que le danger vienne de la hausse de<text:s/></text:span><text:span text:style-name="T155">température : cf étude « </text:span><text:span text:style-name="T156">Calculation of brain temperature due to exposure to a mobile phone“,<text:s/></text:span><text:span text:style-name="T157">Van Leuween, la température à l’intérieur du crane n’augmente pas plus de 0.1°C lors de l’utilisation du téléphone<text:s/></text:span></text:p>
        </text:list-item>
        <text:list-item>
          <text:p text:style-name="P158">BIOINITIATIVE</text:p>
          <text:list text:continue-numbering="true">
            <text:list-item>
              <text:p text:style-name="P159">On trouve info scientifiques sur<text:s/>un onglet intitulé « la science » : en dit assez long sur le public visé, et sur la position d’où ils parlent</text:p>
            </text:list-item>
            <text:list-item>
              <text:p text:style-name="P160">Financent leur propre recherche : biaisé ?</text:p>
            </text:list-item>
            <text:list-item>
              <text:p text:style-name="P161">Chercheurs basés dans universités paumées ?</text:p>
            </text:list-item>
          </text:list>
        </text:list-item>
        <text:list-item>
          <text:p text:style-name="P162">la<text:s/><text:bookmark-start text:name="_Hlk483843747"/>norme NF X 50-110 « Qualité en expertise – Prescriptions générales de compétence pour une expertise (Mai 2003) ».<text:s/><text:bookmark-end text:name="_Hlk483843747"/></text:p>
          <text:list text:continue-numbering="true">
            <text:list-item>
              <text:p text:style-name="P163">essentiellement des indications : „ne constitue pas des règles strictes applicables à tous mais des informatiosn destinées à guider les demandeurs et les organismes d’expertise dans leurs démarches“</text:p>
            </text:list-item>
            <text:list-item>
              <text:p text:style-name="P164">l’expertise es tun processus exploratoire dont on ne connait pas a priori le résultat</text:p>
            </text:list-item>
            <text:list-item>
              <text:p text:style-name="P165">valider les résultat par des personnes n’ayant pas participé à l’expertise</text:p>
            </text:list-item>
            <text:list-item>
              <text:p text:style-name="P166">clarté de la question posée</text:p>
            </text:list-item>
            <text:list-item>
              <text:p text:style-name="P167">cette norme „peut être utilisée comme base d’accords multilatéraux entre partenaires exerçant <text:s/>le même métier ou réalisant des expertises dans le même domaine technique“</text:p>
            </text:list-item>
          </text:list>
        </text:list-item>
        <text:list-item>
          <text:p text:style-name="P168">Publication de l’affset (anses) basée sur 3500 études</text:p>
          <text:list text:continue-numbering="true">
            <text:list-item>
              <text:p text:style-name="P169">Rapport de 461 pages ...</text:p>
              <text:list text:continue-numbering="true">
                <text:list-item>
                  <text:p text:style-name="P170">Effets étudiés : fonctions cognitives, sommeil, acouphènes, sclérose en<text:s/>plaque / sclérose latérale amyotrophique (wtf ?!), épilepsie, alzheimer, fertilité, comportement sexuel (wtf n°2 ?), rythme cardiaque, tension artérielle, leucémie <text:s/>…</text:p>
                </text:list-item>
                <text:list-item>
                  <text:p text:style-name="P171">Toutes les études ont jugé que le niveau de preuve était insuffisant</text:p>
                </text:list-item>
                <text:list-item>
                  <text:p text:style-name="P172">Effet physiologique<text:s/>avéré à court terme sur le sommeil (augmentation de la puissance spectrale de l’élétroencéphalogramme dans les fuseaux des sommeils)</text:p>
                </text:list-item>
                <text:list-item>
                  <text:p text:style-name="P173">Dénonce des lacunes méthodologiques relatives à la caractérisation de l’exposition en conditions expérimentales dans de nombreuses études (métrologie précise et reproductible) + encourage à mieux documenter les effets éventuels<text:s/></text:p>
                </text:list-item>
                <text:list-item>
                  <text:p text:style-name="P174">Aucun élément permettant de réévaluer les valeurs limites d’exposition pour la population générale</text:p>
                </text:list-item>
              </text:list>
            </text:list-item>
          </text:list>
        </text:list-item>
        <text:list-item>
          <text:p text:style-name="P175"><text:span text:style-name="T176">[The Interphone Study Group, 2010]</text:span></text:p>
          <text:list text:continue-numbering="true">
            <text:list-item>
              <text:p text:style-name="P177">INTERPHONE is the largest case–control study of mobile phone use and brain tumours yet and includes the largest numbers of users with at least 10 years of exposure</text:p>
            </text:list-item>
            <text:list-item>
              <text:p text:style-name="P178">Sixteen study centres from 13 countries<text:s/><text:bookmark-start text:name="_Hlk483842492"/>(Australia, Canada, Denmark, Finland, France, Germany, Israel, Italy, Japan, New Zealand, Norway, Sweden and the UK)<text:s/><text:bookmark-end text:name="_Hlk483842492"/>were included. To maximize statistical power, the INTERPHONE study focussed on tumours in younger people, 30–59 years of age, as they were expected to have had the highest prevalence of mobile phone use in<text:s/>the previous 5–10 years, and on regions likely to have the longest and highest use of mobile phones (mainly large urban areas).</text:p>
            </text:list-item>
            <text:list-item>
              <text:p text:style-name="P179">The analyses presented here focus on past mobile phone use as reported by or for the study subjects + corroborré par les données<text:s/>de centres interphone ??</text:p>
            </text:list-item>
            <text:list-item>
              <text:p text:style-name="P180">To complement these primary analyses, we undertook sensitivity analyses to try to determine whether any of the following might have biased the results: (i) any study centre; (ii) required mention of mobile phones in the<text:s/>introductory letter to subjects in some centres; (iii) centres with a hospital-based design or particularly low participation rates; (iv) respondents whose interviews were considered by the interviewer to be of poor quality; (v) subjects for whom proxies provided the responses or a telephone interview was given; (vi) interviewers who had little experience or who had unbalanced case to control workloads; (vii) difference between the interview dates of cases and their matched controls (on average, each control was interviewed 3 months later than its matched case<text:span text:style-name="T181">26</text:span><text:s/>and mobile phone use was increasing rapidly during the study period); (viii) subject’s choice between two ways of responding to call time questions (time per day, week or month, or time per call); (ix) subjects who reported implausibly high amounts of mobile phone use (by excluding them or by retaining them and truncating their use at a specific lower value when they reported a higher one); (x) method of calculating accumulated call time; (xi) use of<text:s/>matching and conditional analysis; (xii) the choice of a particular imputation algorithm; and (xiii) adjustment for possible confounders.</text:p>
            </text:list-item>
            <text:list-item>
              <text:p text:style-name="P182">such information bias could arise from several sources. First, a brain tumour, particularly in the frontal or temporal<text:s/>lobes, may adversely affect cognition and memory.<text:span text:style-name="T183">35</text:span><text:s/>Secondly, cases may be more motivated to recall and repo rt a publicized potential risk factor for their disease.</text:p>
            </text:list-item>
            <text:list-item>
              <text:p text:style-name="P184">This work was supported by funding from the<text:s/><text:bookmark-start text:name="_Hlk483842647"/>European Fifth Framework Program, ‘Quality of<text:s/>Life and Management of Living Resources’<text:s/><text:bookmark-end text:name="_Hlk483842647"/>(contract QLK4-CT-1999901563) and the<text:s/><text:bookmark-start text:name="_Hlk483842662"/>International Union against Cancer<text:bookmark-end text:name="_Hlk483842662"/><text:s/>(UICC)</text:p>
            </text:list-item>
            <text:list-item>
              <text:p text:style-name="P185">Parler de gliomes</text:p>
            </text:list-item>
          </text:list>
        </text:list-item>
        <text:list-item>
          <text:p text:style-name="P186">[Distribution of RF energy emitted by mobile phones in anatomical structures of the brain, 2008]</text:p>
          <text:soft-page-break/>
          <text:list text:continue-numbering="true">
            <text:list-item>
              <text:p text:style-name="P187">The objective of the current paper was to characterize the spatial distribution of RF energy in the brain</text:p>
            </text:list-item>
            <text:list-item>
              <text:p text:style-name="P188">Fait partie de INTERPHONE study group</text:p>
            </text:list-item>
            <text:list-item>
              <text:p text:style-name="P189">While the average relative SAR in different anatomical structures varied between phones, as indicated in table<text:s/><text:a xlink:href="http://iopscience.iop.org/article/10.1088/0031-9155/53/11/001/meta#pmb270946tab01" office:target-frame-name="_top" xlink:show="replace"><text:span text:style-name="Lienhypertexte">1</text:span></text:a>, the relative ranks of the different anatomical structures were fairly constant. The cube with the highest average SAR was in the temporal lobe for all but two of the phones measured.</text:p>
            </text:list-item>
          </text:list>
        </text:list-item>
      </text:list>
      <text:list text:style-name="LFO1" text:continue-numbering="true">
        <text:list-item>
          <text:p text:style-name="P190">[Low-level exposure to radiofrequency electromagnetic fields: Health effects and research needs, Repacholi]</text:p>
        </text:list-item>
        <text:list-item>
          <text:p text:style-name="P191"><text:span text:style-name="T192">Remarque : « </text:span>Leurs résultats montrent que le taux de tumeurs est resté stable chez les Australiens, dont 90 % utilisent aujourd'hui un téléphone portable. La seule classe d'âge chez qui les cancers du cerveau ont augmenté de manière significative est celle des 70-84 ans : une hausse que les chercheurs attribuent au meilleures techniques de diagnostic comme l'IRM ou le scanner, qui ont permis<text:s/>d’identifier comme des cancers des symptômes autrefois pris pour des maladies comme l'AVC ou la démence.“, Fiorenza Gracci, téléphoens portables et cancer : des preuves toujours insuffisantes</text:p>
        </text:list-item>
        <text:list-item>
          <text:p text:style-name="P193">[Rapport bioinitiative, 2012]</text:p>
          <text:list text:continue-numbering="true">
            <text:list-item>
              <text:p text:style-name="P194">C’est un recueil d’articles, écrits indépendamment (et „sans relecture par les autres chercheurs“, Michael Kundi</text:p>
            </text:list-item>
            <text:list-item>
              <text:p text:style-name="P195">Coordinatrice du projet non scientifique : Cindy Sage (consultant en design ?!)</text:p>
            </text:list-item>
            <text:list-item>
              <text:p text:style-name="P196"><text:bookmark-start text:name="_Hlk483838384"/>« Le rapport BioInitiative doit donc être lu avec prudence : il revêt des conflits d’intérêts dans plusieurs chapitres, ne correspond pas à une expertise collective, est de qualité inégale selon les chapitres et est écrit sur un registre militant. »,<text:s/><text:bookmark-end text:name="_Hlk483838384"/>AFFSET !</text:p>
            </text:list-item>
            <text:list-item>
              <text:p text:style-name="P197">Pas de mentions des organismes qui financent !</text:p>
            </text:list-item>
            <text:list-item>
              <text:p text:style-name="P198"><text:span text:style-name="T199">Pas de mentions des conflits d’intérêts (qui<text:s/></text:span><text:span text:style-name="T200">closent la plupart des études) !</text:span></text:p>
            </text:list-item>
            <text:list-item>
              <text:p text:style-name="P201"><text:bookmark-start text:name="_Hlk483838737"/>“The ten-year long World HealthOrganization INTERPHONE Study confrms previous reports showing what many experts have warned – that regular use of a cell phone by adults can significantly increase the risk of glioma by 40%<text:s/>with 1640 hours or more of use<text:s/><text:bookmark-end text:name="_Hlk483838737"/>[…]. The risk increases to 90% for adults with ipsilateral cell phone use (when the cell phone is used predominantly on one side of the head)”</text:p>
              <text:list text:continue-numbering="true">
                <text:list-item>
                  <text:p text:style-name="P202">Statistiques complètement fausses ?</text:p>
                </text:list-item>
                <text:list-item>
                  <text:p text:style-name="P203">Formulation subjective / cherche à convaincre<text:s/>différent d’une exposition des faits (même si un rapport scientifique cherche lui aussi à convaincre) / ton non scientifique : « showing what many experts have warned »</text:p>
                </text:list-item>
                <text:list-item>
                  <text:p text:style-name="P204">Ecran de fumée avec noms techniques inutiles « ipsilateral » …</text:p>
                </text:list-item>
              </text:list>
            </text:list-item>
            <text:list-item>
              <text:p text:style-name="P205">“References are given in<text:s/>each section below to facilitate locating the pertinent references for each section.”</text:p>
              <text:list text:continue-numbering="true">
                <text:list-item>
                  <text:p text:style-name="P206">…</text:p>
                </text:list-item>
                <text:list-item>
                  <text:p text:style-name="P207">Parcouru les bases de données et sélectionnés les articles qui les arrangeaient ?<text:s/></text:p>
                </text:list-item>
              </text:list>
            </text:list-item>
            <text:list-item>
              <text:p text:style-name="P208"><text:span text:style-name="T209">« </text:span><text:bookmark-start text:name="_Hlk483839648"/><text:span text:style-name="T210">In free space propagation of electromagnetic field the power density is given by<text:s/></text:span><text:bookmark-start text:name="_Hlk483839603"/><text:bookmark-end text:name="_Hlk483839648"/><text:span text:style-name="T211">P</text:span><text:span text:style-name="T212">ower density <text:s/>= E2/1200<text:s/></text:span><text:span text:style-name="T213">Π</text:span><text:span text:style-name="T214">mW/cm2 <text:s/></text:span><text:bookmark-start text:name="_Hlk483839609"/><text:bookmark-end text:name="_Hlk483839603"/><text:span text:style-name="T215">Where, E is the electric field strength</text:span><text:bookmark-end text:name="_Hlk483839609"/><text:span text:style-name="T216">”</text:span></text:p>
            </text:list-item>
            <text:list-item>
              <text:p text:style-name="P217"><text:bookmark-start text:name="_Hlk483839823"/>« These <text:s/>authors evaluated sperm motility, viability, and DNA. These authors reported that normozoospermic, exposed ex vivo during 4 hour to a wireless internet –connected laptop showed a significant decrease in progressive sperm motility and an increase in DNA fragmentation. Level of dead sperm <text:s/>showed <text:s/>no <text:s/>significant <text:s/>differences <text:s/>between <text:s/>the <text:s/>two <text:s/>groups. <text:s/>They <text:s/>concluded <text:s/>that <text:s/>the effect <text:s/>(which <text:s/>is <text:s/>non - thermal) <text:s/>decreased <text:s/>motility <text:s/>and <text:s/>induced <text:s/>DNA <text:s/>fragmentation. <text:s/>It <text:s/>is therefore speculated that keeping a laptop connected wirelessly to the internet on the lap near the testes may result in decreased male fertility »<text:bookmark-end text:name="_Hlk483839823"/></text:p>
              <text:soft-page-break/>
              <text:list text:continue-numbering="true">
                <text:list-item>
                  <text:p text:style-name="P218">Étranges variations dans le niveaux de details donnés (même si compte rendu) : par exemple ils donnent des chiffres très précis à certains endroits, des formules complexes, et à d’autres endroits restent dans le flou total : « significant differences between the two groups » vs « 4 heures » par exemple</text:p>
                </text:list-item>
                <text:list-item>
                  <text:p text:style-name="P219">Même si<text:s/>compte rendu, la conclusion de ce paragraphe est assez surprenante</text:p>
                </text:list-item>
              </text:list>
            </text:list-item>
          </text:list>
        </text:list-item>
      </text:list>
      <text:p text:style-name="P220"/>
      <text:p text:style-name="P221">ORDRE DE GRANDEUR DANGERS</text:p>
      <text:list text:style-name="LFO1" text:continue-numbering="true">
        <text:list-item>
          <text:p text:style-name="P222">Micro-onde 100mW/cm² +</text:p>
        </text:list-item>
        <text:list-item>
          <text:p text:style-name="P223">100 kHz to 20MHz : le taux d’absorption diminue rapidement avec la fréquence ; absorption au niveau des jambes et de la nuque.</text:p>
        </text:list-item>
        <text:list-item>
          <text:p text:style-name="P224">80 and 100 MHz : absorption maximale par le corps (SAR maximisée) ; absorption dans toutes les parties du corps (considérer les phénomènes de résonnance qui peuvent apparaitre au niveau de la tête par exemple)</text:p>
        </text:list-item>
        <text:list-item>
          <text:p text:style-name="P225">300 MHz – qqs GHz : effets insignifiants</text:p>
        </text:list-item>
        <text:list-item>
          <text:p text:style-name="P226">10 GHZ + : absorption à la surface du corps seulement</text:p>
        </text:list-item>
        <text:list-item>
          <text:p text:style-name="P227">Rmq : attention, ce genre de valeurs ont été établies pour des exposition à des champs lointains (à nuancer lorsqu’appliqué au téléphone portables par exemple)</text:p>
        </text:list-item>
        <text:list-item>
          <text:p text:style-name="P228">900 MHz : utilisé par téléphone sans fil, GSM, etc.</text:p>
        </text:list-item>
        <text:list-item>
          <text:p text:style-name="P229"><text:span text:style-name="T230">2,4 GHz</text:span><text:span text:style-name="T231"> : fréquence qui entre en résonnance avec l’eau, et celle utilisée par les micro-ondes, également utilisée par le WIFI</text:span></text:p>
        </text:list-item>
        <text:list-item>
          <text:p text:style-name="P232">0–300 GHz : non-ionizing electromagnetic fields</text:p>
        </text:list-item>
        <text:list-item>
          <text:p text:style-name="P233">Valeurs limites d’exposition en vigueur :</text:p>
          <text:list text:continue-numbering="true">
            <text:list-item>
              <text:p text:style-name="P234">radio : 28 V/m</text:p>
            </text:list-item>
            <text:list-item>
              <text:p text:style-name="P235">Television 31 - 41 V/m<text:tab/></text:p>
            </text:list-item>
            <text:list-item>
              <text:p text:style-name="P236">Mobile<text:s/>39 - 61 V/m</text:p>
            </text:list-item>
            <text:list-item>
              <text:p text:style-name="P237">Téléphone sans fil 59 V/m</text:p>
            </text:list-item>
            <text:list-item>
              <text:p text:style-name="P238">Wifi Micro-ondes 61V/m</text:p>
            </text:list-item>
            <text:list-item>
              <text:p text:style-name="P239">Ampoule fluocompactes 87V/m</text:p>
            </text:list-item>
          </text:list>
        </text:list-item>
      </text:list>
      <text:p text:style-name="P240"/>
      <text:p text:style-name="P241"/>
      <text:p text:style-name="P242">STRUCTURE DU RENDU</text:p>
      <text:list text:style-name="LFO1" text:continue-numbering="true">
        <text:list-item>
          <text:p text:style-name="P243"><text:span text:style-name="T244">Définir les RF, leurs utilisation (séparer par domaines de longueur d’onde), la façon dont elles sont mesurée : pouvoir parler plus précisément de</text:span><text:span text:style-name="T245">s dangers</text:span></text:p>
        </text:list-item>
        <text:list-item>
          <text:p text:style-name="P246"><text:span text:style-name="T247">Faire l’historique de la controverse depuis son origine ? Non : ce ne sera pas mon rôle !</text:span></text:p>
        </text:list-item>
        <text:list-item>
          <text:p text:style-name="P248"><text:span text:style-name="T249">Parler de la rigueur des études : présenter les critères, parler (et en lister certaines) des normes d’expertise</text:span></text:p>
        </text:list-item>
        <text:list-item>
          <text:p text:style-name="P250">Lister (présenter ?) les différentes impacts possibles étudiés par les recherches actuelles</text:p>
        </text:list-item>
        <text:list-item>
          <text:p text:style-name="P251">Articles à présenter plus en détail<text:s/></text:p>
          <text:list text:continue-numbering="true">
            <text:list-item>
              <text:p text:style-name="P252">les études mentionnées par le module presse et média<text:s/></text:p>
              <text:list text:continue-numbering="true">
                <text:list-item>
                  <text:p text:style-name="P253">sachant que la selection faite dans ce module se veut la plus large / représentative de l’opinion publique possible,, les études mentionnées sont légitimes<text:s/></text:p>
                </text:list-item>
                <text:list-item>
                  <text:p text:style-name="P254">en particulier, vérifier si conforme à aux exigences de rigueur</text:p>
                </text:list-item>
              </text:list>
            </text:list-item>
            <text:list-item>
              <text:p text:style-name="P255">les études de Repacholi (même si un peu anciennes), qui a l’air d’être une référence dans le domaine</text:p>
            </text:list-item>
          </text:list>
        </text:list-item>
      </text:list>
      <text:p text:style-name="P256"/>
      <text:p text:style-name="P257"/>
      <text:soft-page-break/>
      <text:p text:style-name="P258">Azea</text:p>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fr" fo:country="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 style:display-name="Accentuation" style:family="text" style:parent-style-name="Policepardéfaut">
      <style:text-properties fo:font-style="italic" style:font-style-asian="italic" style:font-style-complex="italic"/>
    </style:style>
    <style:style style:name="svarticle" style:display-name="svarticl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fr" fo:country="FR"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asian="Times New Roman" style:font-name-complex="Times New Roman" fo:font-weight="bold" style:font-weight-asian="bold" style:font-weight-complex="bold" style:letter-kerning="true" fo:font-size="24pt" style:font-size-asian="24pt" style:font-size-complex="24pt" fo:language="fr" fo:country="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font-name-asian="Andale Sans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Perera</dc:creator>
    <meta:creation-date>2009-04-16T11:32:00Z</meta:creation-date>
    <dc:date>2017-05-31T09:16:00Z</dc:date>
    <meta:template xlink:href="Normal" xlink:type="simple"/>
    <meta:editing-cycles>158</meta:editing-cycles>
    <meta:editing-duration>PT46560S</meta:editing-duration>
    <meta:user-defined meta:name="Info 1"/>
    <meta:user-defined meta:name="Info 2"/>
    <meta:user-defined meta:name="Info 3"/>
    <meta:user-defined meta:name="Info 4"/>
    <meta:document-statistic meta:page-count="9" meta:paragraph-count="46" meta:word-count="3604" meta:character-count="23382" meta:row-count="165" meta:non-whitespace-character-count="19824"/>
  </office:meta>
</office:document-meta>
</file>